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40000" number:language="en" number:country="US">
      <number:number number:min-integer-digits="1"/>
    </number:number-style>
    <number:number-style style:name="N750000" number:language="en" number:country="CA">
      <number:number number:min-integer-digits="1"/>
    </number:number-style>
    <style:style style:name="ce1" style:family="table-cell" style:parent-style-name="Default" style:data-style-name="N740000"/>
    <style:style style:name="ce2" style:family="table-cell" style:parent-style-name="Default" style:data-style-name="N740000">
      <style:text-properties fo:font-weight="bold" style:font-weight-asian="bold" style:font-weight-complex="bold"/>
    </style:style>
    <style:style style:name="ce3" style:family="table-cell" style:parent-style-name="Default" style:data-style-name="N740000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740000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740000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7" style:family="table-cell" style:parent-style-name="Default" style:data-style-name="N740000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8" style:family="table-cell" style:parent-style-name="Default" style:data-style-name="N740000">
      <style:table-cell-properties fo:border-bottom="none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740000">
      <style:table-cell-properties fo:border-bottom="none" fo:border-left="2.41pt double #ff3333" style:border-line-width-left="0.042cm 0.021cm 0.021cm" fo:border-right="none" fo:border-top="none"/>
    </style:style>
    <style:style style:name="ce10" style:family="table-cell" style:parent-style-name="Default" style:data-style-name="N740000">
      <style:table-cell-properties fo:border-bottom="none" fo:border-left="2.41pt double #ff3333" style:border-line-width-left="0.042cm 0.021cm 0.021cm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 style:data-style-name="N740000">
      <style:table-cell-properties fo:border-bottom="2.41pt double #ff3333" style:border-line-width-bottom="0.042cm 0.021cm 0.021cm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740000">
      <style:table-cell-properties fo:border-bottom="none" fo:border-left="none" fo:border-right="none" fo:border-top="2.41pt double #ff3333" style:border-line-width-top="0.042cm 0.021cm 0.021cm"/>
    </style:style>
    <style:style style:name="ce16" style:family="table-cell" style:parent-style-name="Default" style:data-style-name="N740000">
      <style:table-cell-properties fo:border-bottom="2.41pt double #ff3333" style:border-line-width-bottom="0.042cm 0.021cm 0.021cm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99pt solid #000000" fo:border-left="none" fo:border-right="none" fo:border-top="none"/>
    </style:style>
    <style:style style:name="ce20" style:family="table-cell" style:parent-style-name="Default" style:data-style-name="N740000">
      <style:table-cell-properties fo:border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99pt solid #000000" fo:border-left="none" fo:border-right="0.06pt solid #000000" fo:border-top="none"/>
    </style:style>
    <style:style style:name="ce24" style:family="table-cell" style:parent-style-name="Default" style:data-style-name="N740000">
      <style:table-cell-properties fo:border-bottom="none" fo:border-left="none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25" style:family="table-cell" style:parent-style-name="Default" style:data-style-name="N740000">
      <style:table-cell-properties fo:border-bottom="none" fo:border-left="none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26" style:family="table-cell" style:parent-style-name="Default" style:data-style-name="N740000">
      <style:table-cell-properties fo:border-bottom="none" fo:background-color="transparent" fo:border-left="none" fo:border-right="none" fo:border-top="2.41pt double #ff3333" style:border-line-width-top="0.042cm 0.021cm 0.021cm"/>
    </style:style>
    <style:style style:name="ce27" style:family="table-cell" style:parent-style-name="Default" style:data-style-name="N7400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740000">
      <style:table-cell-properties fo:border-bottom="none" fo:background-color="transparent" fo:border-left="none" fo:border-right="2.41pt double #ff3333" style:border-line-width-right="0.042cm 0.021cm 0.021cm" fo:border-top="2.41pt double #ff3333" style:border-line-width-top="0.042cm 0.021cm 0.021cm"/>
    </style:style>
    <style:style style:name="ce29" style:family="table-cell" style:parent-style-name="Default" style:data-style-name="N740000">
      <style:table-cell-properties fo:border-bottom="none" fo:border-left="none" fo:border-right="2.41pt double #ff3333" style:border-line-width-right="0.042cm 0.021cm 0.021cm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740000">
      <style:table-cell-properties fo:border-bottom="none" fo:border-left="none" fo:border-right="2.41pt double #ff3333" style:border-line-width-right="0.042cm 0.021cm 0.021cm" fo:border-top="none"/>
    </style:style>
    <style:style style:name="ce31" style:family="table-cell" style:parent-style-name="Default" style:data-style-name="N740000">
      <style:table-cell-properties fo:border-bottom="2.41pt double #ff3333" style:border-line-width-bottom="0.042cm 0.021cm 0.021cm" fo:border-left="none" fo:border-right="2.41pt double #ff3333" style:border-line-width-right="0.042cm 0.021cm 0.021cm" fo:border-top="none"/>
    </style:style>
    <style:style style:name="ce32" style:family="table-cell" style:parent-style-name="Default" style:data-style-name="N750000"/>
    <style:style style:name="ce33" style:family="table-cell" style:parent-style-name="Default" style:data-style-name="N750000">
      <style:text-properties fo:font-weight="bold" style:font-weight-asian="bold" style:font-weight-complex="bold"/>
    </style:style>
    <style:style style:name="ce34" style:family="table-cell" style:parent-style-name="Default" style:data-style-name="N750000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750000">
      <style:table-cell-properties fo:border="none"/>
    </style:style>
    <style:style style:name="ce36" style:family="table-cell" style:parent-style-name="Default" style:data-style-name="N750000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37" style:family="table-cell" style:parent-style-name="Default" style:data-style-name="N750000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38" style:family="table-cell" style:parent-style-name="Default" style:data-style-name="N750000">
      <style:table-cell-properties fo:border-bottom="none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750000">
      <style:table-cell-properties fo:border-bottom="none" fo:border-left="2.41pt double #ff3333" style:border-line-width-left="0.042cm 0.021cm 0.021cm" fo:border-right="none" fo:border-top="none"/>
    </style:style>
    <style:style style:name="ce40" style:family="table-cell" style:parent-style-name="Default" style:data-style-name="N750000">
      <style:table-cell-properties fo:border-bottom="2.41pt double #ff3333" style:border-line-width-bottom="0.042cm 0.021cm 0.021cm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750000">
      <style:table-cell-properties fo:border-bottom="none" fo:border-left="none" fo:border-right="none" fo:border-top="2.41pt double #ff3333" style:border-line-width-top="0.042cm 0.021cm 0.021cm"/>
    </style:style>
    <style:style style:name="ce42" style:family="table-cell" style:parent-style-name="Default" style:data-style-name="N750000">
      <style:table-cell-properties fo:border-bottom="2.41pt double #ff3333" style:border-line-width-bottom="0.042cm 0.021cm 0.021cm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750000">
      <style:table-cell-properties fo:border="none"/>
      <style:text-properties fo:font-weight="normal" style:font-weight-asian="normal" style:font-weight-complex="normal"/>
    </style:style>
    <style:style style:name="ce44" style:family="table-cell" style:parent-style-name="Default" style:data-style-name="N750000">
      <style:table-cell-properties fo:border-bottom="none" fo:border-left="none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45" style:family="table-cell" style:parent-style-name="Default" style:data-style-name="N750000">
      <style:table-cell-properties fo:border-bottom="none" fo:border-left="none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46" style:family="table-cell" style:parent-style-name="Default" style:data-style-name="N750000">
      <style:table-cell-properties fo:border-bottom="none" fo:background-color="transparent" fo:border-left="none" fo:border-right="none" fo:border-top="2.41pt double #ff3333" style:border-line-width-top="0.042cm 0.021cm 0.021cm"/>
    </style:style>
    <style:style style:name="ce47" style:family="table-cell" style:parent-style-name="Default" style:data-style-name="N7500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750000">
      <style:table-cell-properties fo:border-bottom="none" fo:background-color="transparent" fo:border-left="none" fo:border-right="2.41pt double #ff3333" style:border-line-width-right="0.042cm 0.021cm 0.021cm" fo:border-top="2.41pt double #ff3333" style:border-line-width-top="0.042cm 0.021cm 0.021cm"/>
    </style:style>
    <style:style style:name="ce49" style:family="table-cell" style:parent-style-name="Default" style:data-style-name="N750000">
      <style:table-cell-properties fo:border-bottom="none" fo:border-left="none" fo:border-right="2.41pt double #ff3333" style:border-line-width-right="0.042cm 0.021cm 0.021cm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750000">
      <style:table-cell-properties fo:border-bottom="none" fo:border-left="none" fo:border-right="2.41pt double #ff3333" style:border-line-width-right="0.042cm 0.021cm 0.021cm" fo:border-top="none"/>
    </style:style>
    <style:style style:name="ce51" style:family="table-cell" style:parent-style-name="Default" style:data-style-name="N750000">
      <style:table-cell-properties fo:border-bottom="2.41pt double #ff3333" style:border-line-width-bottom="0.042cm 0.021cm 0.021cm" fo:border-left="none" fo:border-right="2.41pt double #ff3333" style:border-line-width-right="0.042cm 0.021cm 0.021cm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ibonacci" table:style-name="ta1">
        <table:shapes>
          <draw:frame draw:z-index="0" draw:style-name="gr1" draw:text-style-name="P1" svg:width="12.645cm" svg:height="6.482cm" svg:x="14.355cm" svg:y="9.836cm">
            <draw:object draw:notify-on-update-of-ranges="Fibonacci.B23:Fibonacci.B23 Fibonacci.B24:Fibonacci.B28 Fibonacci.D23:Fibonacci.D23 Fibonacci.D24:Fibonacci.D28 Fibonacci.E23:Fibonacci.E23 Fibonacci.E24:Fibonacci.E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27"/>
        <table:table-column table:style-name="co2" table:default-cell-style-name="Default"/>
        <table:table-column table:style-name="co10" table:default-cell-style-name="ce30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THOUT FINAL</text:p>
          </table:table-cell>
          <table:table-cell table:style-name="ce15" table:number-columns-repeated="9"/>
          <table:table-cell table:style-name="ce26" table:number-columns-repeated="2"/>
          <table:table-cell table:style-name="ce28"/>
          <table:table-cell table:number-columns-repeated="10"/>
        </table:table-row>
        <table:table-row table:style-name="ro1">
          <table:table-cell/>
          <table:table-cell table:style-name="ce7"/>
          <table:table-cell table:style-name="ce15" table:number-columns-repeated="9"/>
          <table:table-cell table:style-name="ce26" table:number-columns-repeated="2"/>
          <table:table-cell table:style-name="ce28"/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FIB(43)</text:p>
          </table:table-cell>
          <table:table-cell/>
          <table:table-cell table:style-name="ce3" office:value-type="string" calcext:value-type="string">
            <text:p>FIB(44)</text:p>
          </table:table-cell>
          <table:table-cell/>
          <table:table-cell table:style-name="ce3" office:value-type="string" calcext:value-type="string">
            <text:p>FIB(45)</text:p>
          </table:table-cell>
          <table:table-cell table:style-name="ce1"/>
          <table:table-cell table:style-name="ce3" office:value-type="string" calcext:value-type="string">
            <text:p>FIB(46)</text:p>
          </table:table-cell>
          <table:table-cell table:style-name="ce1"/>
          <table:table-cell table:style-name="ce3" office:value-type="string" calcext:value-type="string">
            <text:p>FIB(47)</text:p>
          </table:table-cell>
          <table:table-cell table:style-name="ce1"/>
          <table:table-cell office:value-type="string" calcext:value-type="string">
            <text:p>SPEEDUP</text:p>
          </table:table-cell>
          <table:table-cell table:style-name="ce3" office:value-type="string" calcext:value-type="string">
            <text:p>MEMO</text:p>
          </table:table-cell>
          <table:table-cell table:style-name="ce29"/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formula="of:=[.B4]" office:value-type="string" office:string-value="FIB(43)" calcext:value-type="string">
            <text:p>FIB(43)</text:p>
          </table:table-cell>
          <table:table-cell table:style-name="ce1" table:formula="of:=[.B11]/[.C11]" office:value-type="float" office:value="15599.0315533981" calcext:value-type="float">
            <text:p>15599.03155339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148212" calcext:value-type="float">
            <text:p>5.148212</text:p>
          </table:table-cell>
          <table:table-cell office:value-type="float" office:value="0.000512" calcext:value-type="float">
            <text:p>0.000512</text:p>
          </table:table-cell>
          <table:table-cell table:style-name="ce1" office:value-type="float" office:value="8.329947" calcext:value-type="float">
            <text:p>8.329947</text:p>
          </table:table-cell>
          <table:table-cell office:value-type="float" office:value="0.000327" calcext:value-type="float">
            <text:p>0.000327</text:p>
          </table:table-cell>
          <table:table-cell table:style-name="ce4" office:value-type="float" office:value="13.469477" calcext:value-type="float">
            <text:p>13.469477</text:p>
          </table:table-cell>
          <table:table-cell table:style-name="ce4" office:value-type="float" office:value="0.000059" calcext:value-type="float">
            <text:p>0.000059</text:p>
          </table:table-cell>
          <table:table-cell table:style-name="ce1" office:value-type="float" office:value="21.789956" calcext:value-type="float">
            <text:p>21.789956</text:p>
          </table:table-cell>
          <table:table-cell table:style-name="ce4" office:value-type="float" office:value="0.000066" calcext:value-type="float">
            <text:p>0.000066</text:p>
          </table:table-cell>
          <table:table-cell table:style-name="ce4" office:value-type="float" office:value="35.213019" calcext:value-type="float">
            <text:p>35.213019</text:p>
          </table:table-cell>
          <table:table-cell table:style-name="ce1" office:value-type="float" office:value="0.000305" calcext:value-type="float">
            <text:p>0.000305</text:p>
          </table:table-cell>
          <table:table-cell table:formula="of:=[.D4]" office:value-type="string" office:string-value="FIB(44)" calcext:value-type="string">
            <text:p>FIB(44)</text:p>
          </table:table-cell>
          <table:table-cell table:style-name="ce4" table:formula="of:=[.D11]/[.E11]" office:value-type="float" office:value="29851.1226685796" calcext:value-type="float">
            <text:p>29851.12266857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143992" calcext:value-type="float">
            <text:p>5.143992</text:p>
          </table:table-cell>
          <table:table-cell office:value-type="float" office:value="0.000138" calcext:value-type="float">
            <text:p>0.000138</text:p>
          </table:table-cell>
          <table:table-cell table:style-name="ce1" office:value-type="float" office:value="8.314843" calcext:value-type="float">
            <text:p>8.314843</text:p>
          </table:table-cell>
          <table:table-cell office:value-type="float" office:value="0.000215" calcext:value-type="float">
            <text:p>0.000215</text:p>
          </table:table-cell>
          <table:table-cell table:style-name="ce4" office:value-type="float" office:value="13.464619" calcext:value-type="float">
            <text:p>13.464619</text:p>
          </table:table-cell>
          <table:table-cell table:style-name="ce4" office:value-type="float" office:value="0.000174" calcext:value-type="float">
            <text:p>0.000174</text:p>
          </table:table-cell>
          <table:table-cell table:style-name="ce1" office:value-type="float" office:value="21.752609" calcext:value-type="float">
            <text:p>21.752609</text:p>
          </table:table-cell>
          <table:table-cell table:style-name="ce4" office:value-type="float" office:value="0.000615" calcext:value-type="float">
            <text:p>0.000615</text:p>
          </table:table-cell>
          <table:table-cell table:style-name="ce4" office:value-type="float" office:value="35.214425" calcext:value-type="float">
            <text:p>35.214425</text:p>
          </table:table-cell>
          <table:table-cell table:style-name="ce1" office:value-type="float" office:value="0.00021" calcext:value-type="float">
            <text:p>0.00021</text:p>
          </table:table-cell>
          <table:table-cell table:formula="of:=[.F4]" office:value-type="string" office:string-value="FIB(45)" calcext:value-type="string">
            <text:p>FIB(45)</text:p>
          </table:table-cell>
          <table:table-cell table:style-name="ce4" table:formula="of:=[.F11]/[.G11]" office:value-type="float" office:value="68668.4112244898" calcext:value-type="float">
            <text:p>68668.4112244898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float" office:value="5.144258" calcext:value-type="float">
            <text:p>5.144258</text:p>
          </table:table-cell>
          <table:table-cell office:value-type="float" office:value="0.000228" calcext:value-type="float">
            <text:p>0.000228</text:p>
          </table:table-cell>
          <table:table-cell table:style-name="ce1" office:value-type="float" office:value="8.315396" calcext:value-type="float">
            <text:p>8.315396</text:p>
          </table:table-cell>
          <table:table-cell office:value-type="float" office:value="0.000001" calcext:value-type="float">
            <text:p>0.000001</text:p>
          </table:table-cell>
          <table:table-cell table:style-name="ce4" office:value-type="float" office:value="13.452454" calcext:value-type="float">
            <text:p>13.452454</text:p>
          </table:table-cell>
          <table:table-cell table:style-name="ce4" office:value-type="float" office:value="0.000018" calcext:value-type="float">
            <text:p>0.000018</text:p>
          </table:table-cell>
          <table:table-cell table:style-name="ce1" office:value-type="float" office:value="21.801167" calcext:value-type="float">
            <text:p>21.801167</text:p>
          </table:table-cell>
          <table:table-cell table:style-name="ce4" office:value-type="float" office:value="0.000071" calcext:value-type="float">
            <text:p>0.000071</text:p>
          </table:table-cell>
          <table:table-cell table:style-name="ce4" office:value-type="float" office:value="35.228731" calcext:value-type="float">
            <text:p>35.228731</text:p>
          </table:table-cell>
          <table:table-cell table:style-name="ce1" office:value-type="float" office:value="0.000088" calcext:value-type="float">
            <text:p>0.000088</text:p>
          </table:table-cell>
          <table:table-cell table:formula="of:=[.H4]" office:value-type="string" office:string-value="FIB(46)" calcext:value-type="string">
            <text:p>FIB(46)</text:p>
          </table:table-cell>
          <table:table-cell table:style-name="ce4" table:formula="of:=[.H11]/[.I11]" office:value-type="float" office:value="97732.6157989228" calcext:value-type="float">
            <text:p>97732.61579892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138869" calcext:value-type="float">
            <text:p>5.138869</text:p>
          </table:table-cell>
          <table:table-cell office:value-type="float" office:value="0.000457" calcext:value-type="float">
            <text:p>0.000457</text:p>
          </table:table-cell>
          <table:table-cell table:style-name="ce1" office:value-type="float" office:value="8.323108" calcext:value-type="float">
            <text:p>8.323108</text:p>
          </table:table-cell>
          <table:table-cell office:value-type="float" office:value="0.00047" calcext:value-type="float">
            <text:p>0.00047</text:p>
          </table:table-cell>
          <table:table-cell table:style-name="ce4" office:value-type="float" office:value="13.468349" calcext:value-type="float">
            <text:p>13.468349</text:p>
          </table:table-cell>
          <table:table-cell table:style-name="ce4" office:value-type="float" office:value="0.000495" calcext:value-type="float">
            <text:p>0.000495</text:p>
          </table:table-cell>
          <table:table-cell table:style-name="ce1" office:value-type="float" office:value="21.750939" calcext:value-type="float">
            <text:p>21.750939</text:p>
          </table:table-cell>
          <table:table-cell table:style-name="ce20" office:value-type="float" office:value="0.000002" calcext:value-type="float">
            <text:p>0.000002</text:p>
          </table:table-cell>
          <table:table-cell table:style-name="ce20" office:value-type="float" office:value="35.202914" calcext:value-type="float">
            <text:p>35.202914</text:p>
          </table:table-cell>
          <table:table-cell table:style-name="ce1" office:value-type="float" office:value="0.000942" calcext:value-type="float">
            <text:p>0.000942</text:p>
          </table:table-cell>
          <table:table-cell table:formula="of:=[.J4]" office:value-type="string" office:string-value="FIB(47)" calcext:value-type="string">
            <text:p>FIB(47)</text:p>
          </table:table-cell>
          <table:table-cell table:style-name="ce4" table:formula="of:=[.J11]/[.K11]" office:value-type="float" office:value="113822.734970911" calcext:value-type="float">
            <text:p>113822.734970911</text:p>
          </table:table-cell>
          <table:table-cell table:number-columns-repeated="11"/>
        </table:table-row>
        <table:table-row table:style-name="ro1">
          <table:table-cell table:style-name="ce2"/>
          <table:table-cell office:value-type="float" office:value="5.131873" calcext:value-type="float">
            <text:p>5.131873</text:p>
          </table:table-cell>
          <table:table-cell office:value-type="float" office:value="0.000313" calcext:value-type="float">
            <text:p>0.000313</text:p>
          </table:table-cell>
          <table:table-cell table:style-name="ce1" office:value-type="float" office:value="8.329171" calcext:value-type="float">
            <text:p>8.329171</text:p>
          </table:table-cell>
          <table:table-cell office:value-type="float" office:value="0.000381" calcext:value-type="float">
            <text:p>0.000381</text:p>
          </table:table-cell>
          <table:table-cell table:style-name="ce4" office:value-type="float" office:value="13.440144" calcext:value-type="float">
            <text:p>13.440144</text:p>
          </table:table-cell>
          <table:table-cell table:style-name="ce20" office:value-type="float" office:value="0.000234" calcext:value-type="float">
            <text:p>0.000234</text:p>
          </table:table-cell>
          <table:table-cell table:style-name="ce1" office:value-type="float" office:value="21.779463" calcext:value-type="float">
            <text:p>21.779463</text:p>
          </table:table-cell>
          <table:table-cell table:style-name="ce20" office:value-type="float" office:value="0.00036" calcext:value-type="float">
            <text:p>0.00036</text:p>
          </table:table-cell>
          <table:table-cell table:style-name="ce20" office:value-type="float" office:value="35.224682" calcext:value-type="float">
            <text:p>35.224682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style-name="ce2"/>
          <table:table-cell table:style-name="ce11" table:formula="of:=AVERAGE([.B6:.B10])" office:value-type="float" office:value="5.1414408" calcext:value-type="float">
            <text:p>5.1414408</text:p>
          </table:table-cell>
          <table:table-cell table:style-name="ce16" table:formula="of:=AVERAGE([.C6:.C10])" office:value-type="float" office:value="0.0003296" calcext:value-type="float">
            <text:p>0.0003296</text:p>
          </table:table-cell>
          <table:table-cell table:style-name="ce16" table:formula="of:=AVERAGE([.D6:.D10])" office:value-type="float" office:value="8.322493" calcext:value-type="float">
            <text:p>8.322493</text:p>
          </table:table-cell>
          <table:table-cell table:style-name="ce16" table:formula="of:=AVERAGE([.E6:.E10])" office:value-type="float" office:value="0.0002788" calcext:value-type="float">
            <text:p>0.0002788</text:p>
          </table:table-cell>
          <table:table-cell table:style-name="ce16" table:formula="of:=AVERAGE([.F6:.F10])" office:value-type="float" office:value="13.4590086" calcext:value-type="float">
            <text:p>13.4590086</text:p>
          </table:table-cell>
          <table:table-cell table:style-name="ce16" table:formula="of:=AVERAGE([.G6:.G10])" office:value-type="float" office:value="0.000196" calcext:value-type="float">
            <text:p>0.000196</text:p>
          </table:table-cell>
          <table:table-cell table:style-name="ce16" table:formula="of:=AVERAGE([.H6:.H10])" office:value-type="float" office:value="21.7748268" calcext:value-type="float">
            <text:p>21.7748268</text:p>
          </table:table-cell>
          <table:table-cell table:style-name="ce16" table:formula="of:=AVERAGE([.I6:.I10])" office:value-type="float" office:value="0.0002228" calcext:value-type="float">
            <text:p>0.0002228</text:p>
          </table:table-cell>
          <table:table-cell table:style-name="ce16" table:formula="of:=AVERAGE([.J6:.J10])" office:value-type="float" office:value="35.2167542" calcext:value-type="float">
            <text:p>35.2167542</text:p>
          </table:table-cell>
          <table:table-cell table:style-name="ce16" table:formula="of:=AVERAGE([.K6:.K10])" office:value-type="float" office:value="0.0003094" calcext:value-type="float">
            <text:p>0.0003094</text:p>
          </table:table-cell>
          <table:table-cell table:style-name="ce16" table:number-columns-repeated="2"/>
          <table:table-cell table:style-name="ce31"/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WITH FINAL</text:p>
          </table:table-cell>
          <table:table-cell table:style-name="ce15" table:number-columns-repeated="5"/>
          <table:table-cell table:style-name="ce24"/>
          <table:table-cell table:style-name="ce15"/>
          <table:table-cell table:style-name="ce26" table:number-columns-repeated="4"/>
          <table:table-cell table:style-name="ce28"/>
          <table:table-cell table:number-columns-repeated="10"/>
        </table:table-row>
        <table:table-row table:style-name="ro1">
          <table:table-cell table:style-name="ce4"/>
          <table:table-cell table:style-name="ce7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15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2"/>
          <table:table-cell table:style-name="ce28"/>
          <table:table-cell table:number-columns-repeated="10"/>
        </table:table-row>
        <table:table-row table:style-name="ro1">
          <table:table-cell table:style-name="ce4"/>
          <table:table-cell table:style-name="ce8" table:formula="of:=[.B4]" office:value-type="string" office:string-value="FIB(43)" calcext:value-type="string">
            <text:p>FIB(43)</text:p>
          </table:table-cell>
          <table:table-cell/>
          <table:table-cell table:style-name="ce3" table:formula="of:=[.D4]" office:value-type="string" office:string-value="FIB(44)" calcext:value-type="string">
            <text:p>FIB(44)</text:p>
          </table:table-cell>
          <table:table-cell table:style-name="ce20"/>
          <table:table-cell table:style-name="ce3" table:formula="of:=[.F4]" office:value-type="string" office:string-value="FIB(45)" calcext:value-type="string">
            <text:p>FIB(45)</text:p>
          </table:table-cell>
          <table:table-cell table:style-name="ce4"/>
          <table:table-cell table:style-name="ce3" table:formula="of:=[.H4]" office:value-type="string" office:string-value="FIB(46)" calcext:value-type="string">
            <text:p>FIB(46)</text:p>
          </table:table-cell>
          <table:table-cell table:style-name="ce4"/>
          <table:table-cell table:style-name="ce3" table:formula="of:=[.J4]" office:value-type="string" office:string-value="FIB(47)" calcext:value-type="string">
            <text:p>FIB(47)</text:p>
          </table:table-cell>
          <table:table-cell table:style-name="ce4"/>
          <table:table-cell office:value-type="string" calcext:value-type="string">
            <text:p>SPEEDUP</text:p>
          </table:table-cell>
          <table:table-cell table:style-name="ce3" office:value-type="string" calcext:value-type="string">
            <text:p>OMP</text:p>
          </table:table-cell>
          <table:table-cell table:style-name="ce29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8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formula="of:=[.B14]" office:value-type="string" office:string-value="FIB(43)" calcext:value-type="string">
            <text:p>FIB(43)</text:p>
          </table:table-cell>
          <table:table-cell table:style-name="ce1" table:formula="of:=[.$B$11]/[.B21]" office:value-type="float" office:value="1.10647205045028" calcext:value-type="float">
            <text:p>1.1064720505</text:p>
          </table:table-cell>
          <table:table-cell table:formula="of:=[.$B$11]/[.C21]" office:value-type="float" office:value="270.118776925502" calcext:value-type="float">
            <text:p>270.1187769255</text:p>
          </table:table-cell>
          <table:table-cell table:number-columns-repeated="10"/>
        </table:table-row>
        <table:table-row table:style-name="ro1">
          <table:table-cell table:style-name="ce4"/>
          <table:table-cell office:value-type="float" office:value="4.649389" calcext:value-type="float">
            <text:p>4.649389</text:p>
          </table:table-cell>
          <table:table-cell office:value-type="float" office:value="0.019017" calcext:value-type="float">
            <text:p>0.019017</text:p>
          </table:table-cell>
          <table:table-cell table:style-name="ce4" office:value-type="float" office:value="7.518526" calcext:value-type="float">
            <text:p>7.518526</text:p>
          </table:table-cell>
          <table:table-cell table:style-name="ce4" office:value-type="float" office:value="0.024489" calcext:value-type="float">
            <text:p>0.024489</text:p>
          </table:table-cell>
          <table:table-cell table:style-name="ce4" office:value-type="float" office:value="12.167959" calcext:value-type="float">
            <text:p>12.167959</text:p>
          </table:table-cell>
          <table:table-cell table:style-name="ce4" office:value-type="float" office:value="0.034293" calcext:value-type="float">
            <text:p>0.034293</text:p>
          </table:table-cell>
          <table:table-cell table:style-name="ce4" office:value-type="float" office:value="19.621831" calcext:value-type="float">
            <text:p>19.621831</text:p>
          </table:table-cell>
          <table:table-cell table:style-name="ce4" office:value-type="float" office:value="0.038475" calcext:value-type="float">
            <text:p>0.038475</text:p>
          </table:table-cell>
          <table:table-cell table:style-name="ce4" office:value-type="float" office:value="31.81167" calcext:value-type="float">
            <text:p>31.81167</text:p>
          </table:table-cell>
          <table:table-cell table:style-name="ce4" office:value-type="float" office:value="0.053936" calcext:value-type="float">
            <text:p>0.053936</text:p>
          </table:table-cell>
          <table:table-cell table:formula="of:=[.D14]" office:value-type="string" office:string-value="FIB(44)" calcext:value-type="string">
            <text:p>FIB(44)</text:p>
          </table:table-cell>
          <table:table-cell table:style-name="ce4" table:formula="of:=[.$D$11]/[.D21]" office:value-type="float" office:value="1.10686992747918" calcext:value-type="float">
            <text:p>1.1068699275</text:p>
          </table:table-cell>
          <table:table-cell table:formula="of:=[.$D$11]/[.E21]" office:value-type="float" office:value="338.208236479787" calcext:value-type="float">
            <text:p>338.2082364798</text:p>
          </table:table-cell>
          <table:table-cell table:number-columns-repeated="10"/>
        </table:table-row>
        <table:table-row table:style-name="ro1">
          <table:table-cell table:style-name="ce4"/>
          <table:table-cell office:value-type="float" office:value="4.645253" calcext:value-type="float">
            <text:p>4.645253</text:p>
          </table:table-cell>
          <table:table-cell office:value-type="float" office:value="0.019158" calcext:value-type="float">
            <text:p>0.019158</text:p>
          </table:table-cell>
          <table:table-cell table:style-name="ce4" office:value-type="float" office:value="7.507402" calcext:value-type="float">
            <text:p>7.507402</text:p>
          </table:table-cell>
          <table:table-cell table:style-name="ce4" office:value-type="float" office:value="0.02481" calcext:value-type="float">
            <text:p>0.02481</text:p>
          </table:table-cell>
          <table:table-cell table:style-name="ce4" office:value-type="float" office:value="12.123323" calcext:value-type="float">
            <text:p>12.123323</text:p>
          </table:table-cell>
          <table:table-cell table:style-name="ce4" office:value-type="float" office:value="0.033508" calcext:value-type="float">
            <text:p>0.033508</text:p>
          </table:table-cell>
          <table:table-cell table:style-name="ce4" office:value-type="float" office:value="19.637015" calcext:value-type="float">
            <text:p>19.637015</text:p>
          </table:table-cell>
          <table:table-cell table:style-name="ce4" office:value-type="float" office:value="0.038496" calcext:value-type="float">
            <text:p>0.038496</text:p>
          </table:table-cell>
          <table:table-cell table:style-name="ce4" office:value-type="float" office:value="31.853302" calcext:value-type="float">
            <text:p>31.853302</text:p>
          </table:table-cell>
          <table:table-cell table:style-name="ce4" office:value-type="float" office:value="0.053441" calcext:value-type="float">
            <text:p>0.053441</text:p>
          </table:table-cell>
          <table:table-cell table:formula="of:=[.F14]" office:value-type="string" office:string-value="FIB(45)" calcext:value-type="string">
            <text:p>FIB(45)</text:p>
          </table:table-cell>
          <table:table-cell table:style-name="ce4" table:formula="of:=[.$F$11]/[.F21]" office:value-type="float" office:value="1.10775759207712" calcext:value-type="float">
            <text:p>1.1077575921</text:p>
          </table:table-cell>
          <table:table-cell table:formula="of:=[.$F$11]/[.G21]" office:value-type="float" office:value="399.732955152955" calcext:value-type="float">
            <text:p>399.73295515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4.645411" calcext:value-type="float">
            <text:p>4.645411</text:p>
          </table:table-cell>
          <table:table-cell office:value-type="float" office:value="0.019057" calcext:value-type="float">
            <text:p>0.019057</text:p>
          </table:table-cell>
          <table:table-cell table:style-name="ce4" office:value-type="float" office:value="7.527729" calcext:value-type="float">
            <text:p>7.527729</text:p>
          </table:table-cell>
          <table:table-cell table:style-name="ce4" office:value-type="float" office:value="0.024714" calcext:value-type="float">
            <text:p>0.024714</text:p>
          </table:table-cell>
          <table:table-cell table:style-name="ce4" office:value-type="float" office:value="12.158419" calcext:value-type="float">
            <text:p>12.158419</text:p>
          </table:table-cell>
          <table:table-cell table:style-name="ce4" office:value-type="float" office:value="0.033829" calcext:value-type="float">
            <text:p>0.033829</text:p>
          </table:table-cell>
          <table:table-cell table:style-name="ce4" office:value-type="float" office:value="19.640641" calcext:value-type="float">
            <text:p>19.640641</text:p>
          </table:table-cell>
          <table:table-cell table:style-name="ce4" office:value-type="float" office:value="0.038512" calcext:value-type="float">
            <text:p>0.038512</text:p>
          </table:table-cell>
          <table:table-cell table:style-name="ce4" office:value-type="float" office:value="31.815801" calcext:value-type="float">
            <text:p>31.815801</text:p>
          </table:table-cell>
          <table:table-cell table:style-name="ce4" office:value-type="float" office:value="0.052745" calcext:value-type="float">
            <text:p>0.052745</text:p>
          </table:table-cell>
          <table:table-cell table:formula="of:=[.H14]" office:value-type="string" office:string-value="FIB(46)" calcext:value-type="string">
            <text:p>FIB(46)</text:p>
          </table:table-cell>
          <table:table-cell table:style-name="ce4" table:formula="of:=[.$H$11]/[.H21]" office:value-type="float" office:value="1.1090606396092" calcext:value-type="float">
            <text:p>1.1090606396</text:p>
          </table:table-cell>
          <table:table-cell table:formula="of:=[.$H$11]/[.I21]" office:value-type="float" office:value="566.919909396235" calcext:value-type="float">
            <text:p>566.9199093962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4.650418" calcext:value-type="float">
            <text:p>4.650418</text:p>
          </table:table-cell>
          <table:table-cell office:value-type="float" office:value="0.018833" calcext:value-type="float">
            <text:p>0.018833</text:p>
          </table:table-cell>
          <table:table-cell table:style-name="ce4" office:value-type="float" office:value="7.526465" calcext:value-type="float">
            <text:p>7.526465</text:p>
          </table:table-cell>
          <table:table-cell table:style-name="ce4" office:value-type="float" office:value="0.024525" calcext:value-type="float">
            <text:p>0.024525</text:p>
          </table:table-cell>
          <table:table-cell table:style-name="ce20" office:value-type="float" office:value="12.161117" calcext:value-type="float">
            <text:p>12.161117</text:p>
          </table:table-cell>
          <table:table-cell table:style-name="ce20" office:value-type="float" office:value="0.033449" calcext:value-type="float">
            <text:p>0.033449</text:p>
          </table:table-cell>
          <table:table-cell table:style-name="ce20" office:value-type="float" office:value="19.63135" calcext:value-type="float">
            <text:p>19.63135</text:p>
          </table:table-cell>
          <table:table-cell table:style-name="ce20" office:value-type="float" office:value="0.038108" calcext:value-type="float">
            <text:p>0.038108</text:p>
          </table:table-cell>
          <table:table-cell table:style-name="ce20" office:value-type="float" office:value="31.818044" calcext:value-type="float">
            <text:p>31.818044</text:p>
          </table:table-cell>
          <table:table-cell table:style-name="ce20" office:value-type="float" office:value="0.053652" calcext:value-type="float">
            <text:p>0.053652</text:p>
          </table:table-cell>
          <table:table-cell table:formula="of:=[.J14]" office:value-type="string" office:string-value="FIB(47)" calcext:value-type="string">
            <text:p>FIB(47)</text:p>
          </table:table-cell>
          <table:table-cell table:style-name="ce4" table:formula="of:=[.$J$11]/[.J21]" office:value-type="float" office:value="1.1066802731961" calcext:value-type="float">
            <text:p>1.1066802732</text:p>
          </table:table-cell>
          <table:table-cell table:formula="of:=[.$J$11]/[.K21]" office:value-type="float" office:value="660.784123958165" calcext:value-type="float">
            <text:p>660.7841239582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4.643016" calcext:value-type="float">
            <text:p>4.643016</text:p>
          </table:table-cell>
          <table:table-cell office:value-type="float" office:value="0.019105" calcext:value-type="float">
            <text:p>0.019105</text:p>
          </table:table-cell>
          <table:table-cell table:style-name="ce4" office:value-type="float" office:value="7.514598" calcext:value-type="float">
            <text:p>7.514598</text:p>
          </table:table-cell>
          <table:table-cell table:style-name="ce20" office:value-type="float" office:value="0.0245" calcext:value-type="float">
            <text:p>0.0245</text:p>
          </table:table-cell>
          <table:table-cell table:style-name="ce20" office:value-type="float" office:value="12.138071" calcext:value-type="float">
            <text:p>12.138071</text:p>
          </table:table-cell>
          <table:table-cell table:style-name="ce20" office:value-type="float" office:value="0.033271" calcext:value-type="float">
            <text:p>0.033271</text:p>
          </table:table-cell>
          <table:table-cell table:style-name="ce20" office:value-type="float" office:value="19.637045" calcext:value-type="float">
            <text:p>19.637045</text:p>
          </table:table-cell>
          <table:table-cell table:style-name="ce20" office:value-type="float" office:value="0.038454" calcext:value-type="float">
            <text:p>0.038454</text:p>
          </table:table-cell>
          <table:table-cell table:style-name="ce20" office:value-type="float" office:value="31.811068" calcext:value-type="float">
            <text:p>31.811068</text:p>
          </table:table-cell>
          <table:table-cell table:style-name="ce20" office:value-type="float" office:value="0.052703" calcext:value-type="float">
            <text:p>0.052703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table:style-name="ce11" table:formula="of:=AVERAGE([.B16:.B20])" office:value-type="float" office:value="4.6466974" calcext:value-type="float">
            <text:p>4.6466974</text:p>
          </table:table-cell>
          <table:table-cell table:style-name="ce16" table:formula="of:=AVERAGE([.C16:.C20])" office:value-type="float" office:value="0.019034" calcext:value-type="float">
            <text:p>0.019034</text:p>
          </table:table-cell>
          <table:table-cell table:style-name="ce16" table:formula="of:=AVERAGE([.D16:.D20])" office:value-type="float" office:value="7.518944" calcext:value-type="float">
            <text:p>7.518944</text:p>
          </table:table-cell>
          <table:table-cell table:style-name="ce16" table:formula="of:=AVERAGE([.E16:.E20])" office:value-type="float" office:value="0.0246076" calcext:value-type="float">
            <text:p>0.0246076</text:p>
          </table:table-cell>
          <table:table-cell table:style-name="ce16" table:formula="of:=AVERAGE([.F16:.F20])" office:value-type="float" office:value="12.1497778" calcext:value-type="float">
            <text:p>12.1497778</text:p>
          </table:table-cell>
          <table:table-cell table:style-name="ce16" table:formula="of:=AVERAGE([.G16:.G20])" office:value-type="float" office:value="0.03367" calcext:value-type="float">
            <text:p>0.03367</text:p>
          </table:table-cell>
          <table:table-cell table:style-name="ce16" table:formula="of:=AVERAGE([.H16:.H20])" office:value-type="float" office:value="19.6335764" calcext:value-type="float">
            <text:p>19.6335764</text:p>
          </table:table-cell>
          <table:table-cell table:style-name="ce16" table:formula="of:=AVERAGE([.I16:.I20])" office:value-type="float" office:value="0.038409" calcext:value-type="float">
            <text:p>0.038409</text:p>
          </table:table-cell>
          <table:table-cell table:style-name="ce16" table:formula="of:=AVERAGE([.J16:.J20])" office:value-type="float" office:value="31.821977" calcext:value-type="float">
            <text:p>31.821977</text:p>
          </table:table-cell>
          <table:table-cell table:style-name="ce16" table:formula="of:=AVERAGE([.K16:.K20])" office:value-type="float" office:value="0.0532954" calcext:value-type="float">
            <text:p>0.0532954</text:p>
          </table:table-cell>
          <table:table-cell table:style-name="ce16" table:number-columns-repeated="2"/>
          <table:table-cell table:style-name="ce31"/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2" office:value-type="string" calcext:value-type="string">
            <text:p>SPEEDUP</text:p>
          </table:table-cell>
          <table:table-cell table:style-name="ce17" office:value-type="string" calcext:value-type="string">
            <text:p>MEMO</text:p>
          </table:table-cell>
          <table:table-cell table:style-name="ce17" office:value-type="string" calcext:value-type="string">
            <text:p>OMP</text:p>
          </table:table-cell>
          <table:table-cell table:style-name="ce21" office:value-type="string" calcext:value-type="string">
            <text:p>OMP_MEMO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B4]" office:value-type="string" office:string-value="FIB(43)" calcext:value-type="string">
            <text:p>FIB(43)</text:p>
          </table:table-cell>
          <table:table-cell table:style-name="ce18" table:formula="of:=[.M5]" office:value-type="float" office:value="15599.0315533981" calcext:value-type="float">
            <text:p>15599,0315533981</text:p>
          </table:table-cell>
          <table:table-cell table:formula="of:=[.M15]" office:value-type="float" office:value="1.10647205045028" calcext:value-type="float">
            <text:p>1,1064720505</text:p>
          </table:table-cell>
          <table:table-cell table:style-name="ce22" table:formula="of:=[.N15]" office:value-type="float" office:value="270.118776925502" calcext:value-type="float">
            <text:p>270,1187769255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D4]" office:value-type="string" office:string-value="FIB(44)" calcext:value-type="string">
            <text:p>FIB(44)</text:p>
          </table:table-cell>
          <table:table-cell table:style-name="ce18" table:formula="of:=[.M6]" office:value-type="float" office:value="29851.1226685796" calcext:value-type="float">
            <text:p>29851,1226685796</text:p>
          </table:table-cell>
          <table:table-cell table:formula="of:=[.M16]" office:value-type="float" office:value="1.10686992747918" calcext:value-type="float">
            <text:p>1,1068699275</text:p>
          </table:table-cell>
          <table:table-cell table:style-name="ce22" table:formula="of:=[.N16]" office:value-type="float" office:value="338.208236479787" calcext:value-type="float">
            <text:p>338,2082364798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table:style-name="ce13" table:formula="of:=[.F4]" office:value-type="string" office:string-value="FIB(45)" calcext:value-type="string">
            <text:p>FIB(45)</text:p>
          </table:table-cell>
          <table:table-cell table:style-name="ce18" table:formula="of:=[.M7]" office:value-type="float" office:value="68668.4112244898" calcext:value-type="float">
            <text:p>68668,4112244898</text:p>
          </table:table-cell>
          <table:table-cell table:formula="of:=[.M17]" office:value-type="float" office:value="1.10775759207712" calcext:value-type="float">
            <text:p>1,1077575921</text:p>
          </table:table-cell>
          <table:table-cell table:style-name="ce22" table:formula="of:=[.N17]" office:value-type="float" office:value="399.732955152955" calcext:value-type="float">
            <text:p>399,732955153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H4]" office:value-type="string" office:string-value="FIB(46)" calcext:value-type="string">
            <text:p>FIB(46)</text:p>
          </table:table-cell>
          <table:table-cell table:style-name="ce18" table:formula="of:=[.M8]" office:value-type="float" office:value="97732.6157989228" calcext:value-type="float">
            <text:p>97732,6157989228</text:p>
          </table:table-cell>
          <table:table-cell table:formula="of:=[.M18]" office:value-type="float" office:value="1.1090606396092" calcext:value-type="float">
            <text:p>1,1090606396</text:p>
          </table:table-cell>
          <table:table-cell table:style-name="ce22" table:formula="of:=[.N18]" office:value-type="float" office:value="566.919909396235" calcext:value-type="float">
            <text:p>566,9199093962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4" table:formula="of:=[.J4]" office:value-type="string" office:string-value="FIB(47)" calcext:value-type="string">
            <text:p>FIB(47)</text:p>
          </table:table-cell>
          <table:table-cell table:style-name="ce19" table:formula="of:=[.M9]" office:value-type="float" office:value="113822.734970911" calcext:value-type="float">
            <text:p>113822,734970911</text:p>
          </table:table-cell>
          <table:table-cell table:style-name="ce19" table:formula="of:=[.M19]" office:value-type="float" office:value="1.1066802731961" calcext:value-type="float">
            <text:p>1,1066802732</text:p>
          </table:table-cell>
          <table:table-cell table:style-name="ce23" table:formula="of:=[.N19]" office:value-type="float" office:value="660.784123958165" calcext:value-type="float">
            <text:p>660,7841239582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Knapsack" table:style-name="ta1">
        <table:shapes>
          <draw:frame draw:z-index="0" draw:style-name="gr1" draw:text-style-name="P1" svg:width="12.645cm" svg:height="6.482cm" svg:x="19.075cm" svg:y="9.863cm">
            <draw:object draw:notify-on-update-of-ranges="Knapsack.B23:Knapsack.B23 Knapsack.B24:Knapsack.B28 Knapsack.D23:Knapsack.D23 Knapsack.D24:Knapsack.D28 Knapsack.E23:Knapsack.E23 Knapsack.E24:Knapsack.E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2"/>
        <table:table-column table:style-name="co2" table:default-cell-style-name="ce39"/>
        <table:table-column table:style-name="co3" table:default-cell-style-name="ce32"/>
        <table:table-column table:style-name="co4" table:default-cell-style-name="ce35"/>
        <table:table-column table:style-name="co5" table:default-cell-style-name="ce35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47"/>
        <table:table-column table:style-name="co2" table:default-cell-style-name="Default"/>
        <table:table-column table:style-name="co10" table:default-cell-style-name="ce50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WITHOUT FINAL</text:p>
          </table:table-cell>
          <table:table-cell table:style-name="ce41" table:number-columns-repeated="9"/>
          <table:table-cell table:style-name="ce46" table:number-columns-repeated="2"/>
          <table:table-cell table:style-name="ce48"/>
          <table:table-cell table:number-columns-repeated="10"/>
        </table:table-row>
        <table:table-row table:style-name="ro1">
          <table:table-cell/>
          <table:table-cell table:style-name="ce37"/>
          <table:table-cell table:style-name="ce41" table:number-columns-repeated="9"/>
          <table:table-cell table:style-name="ce46" table:number-columns-repeated="2"/>
          <table:table-cell table:style-name="ce48"/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KNA(32)</text:p>
          </table:table-cell>
          <table:table-cell/>
          <table:table-cell table:style-name="ce34" office:value-type="string" calcext:value-type="string">
            <text:p>KNA(33)</text:p>
          </table:table-cell>
          <table:table-cell table:style-name="ce32"/>
          <table:table-cell table:style-name="ce34" office:value-type="string" calcext:value-type="string">
            <text:p>KNA(34)</text:p>
          </table:table-cell>
          <table:table-cell table:style-name="ce32"/>
          <table:table-cell table:style-name="ce34" office:value-type="string" calcext:value-type="string">
            <text:p>KNA(35)</text:p>
          </table:table-cell>
          <table:table-cell table:style-name="ce32"/>
          <table:table-cell table:style-name="ce34" office:value-type="string" calcext:value-type="string">
            <text:p>KNA(36)</text:p>
          </table:table-cell>
          <table:table-cell table:style-name="ce32"/>
          <table:table-cell office:value-type="string" calcext:value-type="string">
            <text:p>SPEEDUP</text:p>
          </table:table-cell>
          <table:table-cell table:style-name="ce34" office:value-type="string" calcext:value-type="string">
            <text:p>MEMO</text:p>
          </table:table-cell>
          <table:table-cell table:style-name="ce49"/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SERIAL</text:p>
          </table:table-cell>
          <table:table-cell table:style-name="ce34" office:value-type="string" calcext:value-type="string">
            <text:p>MEMO</text:p>
          </table:table-cell>
          <table:table-cell table:style-name="ce33" office:value-type="string" calcext:value-type="string">
            <text:p>SERIAL</text:p>
          </table:table-cell>
          <table:table-cell table:style-name="ce34" office:value-type="string" calcext:value-type="string">
            <text:p>MEMO</text:p>
          </table:table-cell>
          <table:table-cell table:style-name="ce33" office:value-type="string" calcext:value-type="string">
            <text:p>SERIAL</text:p>
          </table:table-cell>
          <table:table-cell table:style-name="ce34" office:value-type="string" calcext:value-type="string">
            <text:p>MEMO</text:p>
          </table:table-cell>
          <table:table-cell table:style-name="ce33" office:value-type="string" calcext:value-type="string">
            <text:p>SERIAL</text:p>
          </table:table-cell>
          <table:table-cell table:style-name="ce34" office:value-type="string" calcext:value-type="string">
            <text:p>MEMO</text:p>
          </table:table-cell>
          <table:table-cell table:style-name="ce33" office:value-type="string" calcext:value-type="string">
            <text:p>SERIAL</text:p>
          </table:table-cell>
          <table:table-cell table:style-name="ce34" office:value-type="string" calcext:value-type="string">
            <text:p>MEMO</text:p>
          </table:table-cell>
          <table:table-cell table:formula="of:=[.B4]" office:value-type="string" office:string-value="KNA(32)" calcext:value-type="string">
            <text:p>KNA(32)</text:p>
          </table:table-cell>
          <table:table-cell table:style-name="ce32" table:formula="of:=[.B11]/[.C11]" office:value-type="float" office:value="18786.3716738197" calcext:value-type="float">
            <text:p>18786.37167381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377019" calcext:value-type="float">
            <text:p>4.37701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8.267505" calcext:value-type="float">
            <text:p>8.267505</text:p>
          </table:table-cell>
          <table:table-cell office:value-type="float" office:value="0.000246" calcext:value-type="float">
            <text:p>0.000246</text:p>
          </table:table-cell>
          <table:table-cell table:style-name="ce32" office:value-type="float" office:value="15.209621" calcext:value-type="float">
            <text:p>15.209621</text:p>
          </table:table-cell>
          <table:table-cell table:style-name="ce35" office:value-type="float" office:value="0.000255" calcext:value-type="float">
            <text:p>0.000255</text:p>
          </table:table-cell>
          <table:table-cell table:style-name="ce35" office:value-type="float" office:value="15.934811" calcext:value-type="float">
            <text:p>15.934811</text:p>
          </table:table-cell>
          <table:table-cell table:style-name="ce32" office:value-type="float" office:value="0.000273" calcext:value-type="float">
            <text:p>0.000273</text:p>
          </table:table-cell>
          <table:table-cell table:style-name="ce35" office:value-type="float" office:value="23.147702" calcext:value-type="float">
            <text:p>23.147702</text:p>
          </table:table-cell>
          <table:table-cell table:style-name="ce32" office:value-type="float" office:value="0.000286" calcext:value-type="float">
            <text:p>0.000286</text:p>
          </table:table-cell>
          <table:table-cell table:formula="of:=[.D4]" office:value-type="string" office:string-value="KNA(33)" calcext:value-type="string">
            <text:p>KNA(33)</text:p>
          </table:table-cell>
          <table:table-cell table:style-name="ce35" table:formula="of:=[.D11]/[.E11]" office:value-type="float" office:value="33897.5303278689" calcext:value-type="float">
            <text:p>33897.53032786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377019" calcext:value-type="float">
            <text:p>4.377019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8.274784" calcext:value-type="float">
            <text:p>8.274784</text:p>
          </table:table-cell>
          <table:table-cell office:value-type="float" office:value="0.000242" calcext:value-type="float">
            <text:p>0.000242</text:p>
          </table:table-cell>
          <table:table-cell table:style-name="ce32" office:value-type="float" office:value="15.194506" calcext:value-type="float">
            <text:p>15.194506</text:p>
          </table:table-cell>
          <table:table-cell table:style-name="ce35" office:value-type="float" office:value="0.000254" calcext:value-type="float">
            <text:p>0.000254</text:p>
          </table:table-cell>
          <table:table-cell table:style-name="ce35" office:value-type="float" office:value="15.956802" calcext:value-type="float">
            <text:p>15.956802</text:p>
          </table:table-cell>
          <table:table-cell table:style-name="ce32" office:value-type="float" office:value="0.000274" calcext:value-type="float">
            <text:p>0.000274</text:p>
          </table:table-cell>
          <table:table-cell table:style-name="ce35" office:value-type="float" office:value="23.14352" calcext:value-type="float">
            <text:p>23.14352</text:p>
          </table:table-cell>
          <table:table-cell table:style-name="ce32" office:value-type="float" office:value="0.000285" calcext:value-type="float">
            <text:p>0.000285</text:p>
          </table:table-cell>
          <table:table-cell table:formula="of:=[.F4]" office:value-type="string" office:string-value="KNA(34)" calcext:value-type="string">
            <text:p>KNA(34)</text:p>
          </table:table-cell>
          <table:table-cell table:style-name="ce35" table:formula="of:=[.F11]/[.G11]" office:value-type="float" office:value="60022.1484992101" calcext:value-type="float">
            <text:p>60022.14849921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377568" calcext:value-type="float">
            <text:p>4.377568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8.273139" calcext:value-type="float">
            <text:p>8.273139</text:p>
          </table:table-cell>
          <table:table-cell office:value-type="float" office:value="0.000242" calcext:value-type="float">
            <text:p>0.000242</text:p>
          </table:table-cell>
          <table:table-cell table:style-name="ce32" office:value-type="float" office:value="15.190252" calcext:value-type="float">
            <text:p>15.190252</text:p>
          </table:table-cell>
          <table:table-cell table:style-name="ce35" office:value-type="float" office:value="0.000254" calcext:value-type="float">
            <text:p>0.000254</text:p>
          </table:table-cell>
          <table:table-cell table:style-name="ce35" office:value-type="float" office:value="15.934107" calcext:value-type="float">
            <text:p>15.934107</text:p>
          </table:table-cell>
          <table:table-cell table:style-name="ce32" office:value-type="float" office:value="0.000278" calcext:value-type="float">
            <text:p>0.000278</text:p>
          </table:table-cell>
          <table:table-cell table:style-name="ce35" office:value-type="float" office:value="23.155474" calcext:value-type="float">
            <text:p>23.155474</text:p>
          </table:table-cell>
          <table:table-cell table:style-name="ce32" office:value-type="float" office:value="0.000292" calcext:value-type="float">
            <text:p>0.000292</text:p>
          </table:table-cell>
          <table:table-cell table:formula="of:=[.H4]" office:value-type="string" office:string-value="KNA(35)" calcext:value-type="string">
            <text:p>KNA(35)</text:p>
          </table:table-cell>
          <table:table-cell table:style-name="ce35" table:formula="of:=[.H11]/[.I11]" office:value-type="float" office:value="58167.0124087591" calcext:value-type="float">
            <text:p>58167.01240875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376742" calcext:value-type="float">
            <text:p>4.37674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8.275148" calcext:value-type="float">
            <text:p>8.275148</text:p>
          </table:table-cell>
          <table:table-cell office:value-type="float" office:value="0.000247" calcext:value-type="float">
            <text:p>0.000247</text:p>
          </table:table-cell>
          <table:table-cell table:style-name="ce32" office:value-type="float" office:value="15.19986" calcext:value-type="float">
            <text:p>15.19986</text:p>
          </table:table-cell>
          <table:table-cell table:style-name="ce43" office:value-type="float" office:value="0.000253" calcext:value-type="float">
            <text:p>0.000253</text:p>
          </table:table-cell>
          <table:table-cell table:style-name="ce43" office:value-type="float" office:value="15.933966" calcext:value-type="float">
            <text:p>15.933966</text:p>
          </table:table-cell>
          <table:table-cell table:style-name="ce32" office:value-type="float" office:value="0.000271" calcext:value-type="float">
            <text:p>0.000271</text:p>
          </table:table-cell>
          <table:table-cell table:style-name="ce43" office:value-type="float" office:value="23.149189" calcext:value-type="float">
            <text:p>23.149189</text:p>
          </table:table-cell>
          <table:table-cell table:style-name="ce32" office:value-type="float" office:value="0.000286" calcext:value-type="float">
            <text:p>0.000286</text:p>
          </table:table-cell>
          <table:table-cell table:formula="of:=[.J4]" office:value-type="string" office:string-value="KNA(36)" calcext:value-type="string">
            <text:p>KNA(36)</text:p>
          </table:table-cell>
          <table:table-cell table:style-name="ce35" table:formula="of:=[.J11]/[.K11]" office:value-type="float" office:value="80826.2437150838" calcext:value-type="float">
            <text:p>80826.2437150838</text:p>
          </table:table-cell>
          <table:table-cell table:number-columns-repeated="11"/>
        </table:table-row>
        <table:table-row table:style-name="ro1">
          <table:table-cell table:style-name="ce33"/>
          <table:table-cell office:value-type="float" office:value="4.377775" calcext:value-type="float">
            <text:p>4.37777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8.264411" calcext:value-type="float">
            <text:p>8.264411</text:p>
          </table:table-cell>
          <table:table-cell table:style-name="ce43" office:value-type="float" office:value="0.000243" calcext:value-type="float">
            <text:p>0.000243</text:p>
          </table:table-cell>
          <table:table-cell table:style-name="ce32" office:value-type="float" office:value="15.193801" calcext:value-type="float">
            <text:p>15.193801</text:p>
          </table:table-cell>
          <table:table-cell table:style-name="ce43" office:value-type="float" office:value="0.00025" calcext:value-type="float">
            <text:p>0.00025</text:p>
          </table:table-cell>
          <table:table-cell table:style-name="ce43" office:value-type="float" office:value="15.929121" calcext:value-type="float">
            <text:p>15.929121</text:p>
          </table:table-cell>
          <table:table-cell table:style-name="ce32" office:value-type="float" office:value="0.000274" calcext:value-type="float">
            <text:p>0.000274</text:p>
          </table:table-cell>
          <table:table-cell table:style-name="ce43" office:value-type="float" office:value="23.147296" calcext:value-type="float">
            <text:p>23.147296</text:p>
          </table:table-cell>
          <table:table-cell table:style-name="ce32" office:value-type="float" office:value="0.000283" calcext:value-type="float">
            <text:p>0.000283</text:p>
          </table:table-cell>
          <table:table-cell table:style-name="ce32" table:number-columns-repeated="2"/>
          <table:table-cell table:number-columns-repeated="11"/>
        </table:table-row>
        <table:table-row table:style-name="ro1">
          <table:table-cell table:style-name="ce33"/>
          <table:table-cell table:style-name="ce40" table:formula="of:=AVERAGE([.B6:.B10])" office:value-type="float" office:value="4.3772246" calcext:value-type="float">
            <text:p>4.3772246</text:p>
          </table:table-cell>
          <table:table-cell table:style-name="ce42" table:formula="of:=AVERAGE([.C6:.C10])" office:value-type="float" office:value="0.000233" calcext:value-type="float">
            <text:p>0.000233</text:p>
          </table:table-cell>
          <table:table-cell table:style-name="ce42" table:formula="of:=AVERAGE([.D6:.D10])" office:value-type="float" office:value="8.2709974" calcext:value-type="float">
            <text:p>8.2709974</text:p>
          </table:table-cell>
          <table:table-cell table:style-name="ce42" table:formula="of:=AVERAGE([.E6:.E10])" office:value-type="float" office:value="0.000244" calcext:value-type="float">
            <text:p>0.000244</text:p>
          </table:table-cell>
          <table:table-cell table:style-name="ce42" table:formula="of:=AVERAGE([.F6:.F10])" office:value-type="float" office:value="15.197608" calcext:value-type="float">
            <text:p>15.197608</text:p>
          </table:table-cell>
          <table:table-cell table:style-name="ce42" table:formula="of:=AVERAGE([.G6:.G10])" office:value-type="float" office:value="0.0002532" calcext:value-type="float">
            <text:p>0.0002532</text:p>
          </table:table-cell>
          <table:table-cell table:style-name="ce42" table:formula="of:=AVERAGE([.H6:.H10])" office:value-type="float" office:value="15.9377614" calcext:value-type="float">
            <text:p>15.9377614</text:p>
          </table:table-cell>
          <table:table-cell table:style-name="ce42" table:formula="of:=AVERAGE([.I6:.I10])" office:value-type="float" office:value="0.000274" calcext:value-type="float">
            <text:p>0.000274</text:p>
          </table:table-cell>
          <table:table-cell table:style-name="ce42" table:formula="of:=AVERAGE([.J6:.J10])" office:value-type="float" office:value="23.1486362" calcext:value-type="float">
            <text:p>23.1486362</text:p>
          </table:table-cell>
          <table:table-cell table:style-name="ce42" table:formula="of:=AVERAGE([.K6:.K10])" office:value-type="float" office:value="0.0002864" calcext:value-type="float">
            <text:p>0.0002864</text:p>
          </table:table-cell>
          <table:table-cell table:style-name="ce42" table:number-columns-repeated="2"/>
          <table:table-cell table:style-name="ce51"/>
          <table:table-cell table:number-columns-repeated="10"/>
        </table:table-row>
        <table:table-row table:style-name="ro1">
          <table:table-cell table:style-name="ce34"/>
          <table:table-cell table:style-name="ce36" office:value-type="string" calcext:value-type="string">
            <text:p>WITH OMPSS FINAL</text:p>
          </table:table-cell>
          <table:table-cell table:style-name="ce41" table:number-columns-repeated="5"/>
          <table:table-cell table:style-name="ce45"/>
          <table:table-cell table:style-name="ce41"/>
          <table:table-cell table:style-name="ce46" table:number-columns-repeated="4"/>
          <table:table-cell table:style-name="ce48"/>
          <table:table-cell table:number-columns-repeated="10"/>
        </table:table-row>
        <table:table-row table:style-name="ro1">
          <table:table-cell table:style-name="ce35"/>
          <table:table-cell table:style-name="ce37" office:value-type="float" office:value="8" calcext:value-type="float">
            <text:p>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table:number-columns-repeated="2"/>
          <table:table-cell table:style-name="ce48"/>
          <table:table-cell table:number-columns-repeated="10"/>
        </table:table-row>
        <table:table-row table:style-name="ro1">
          <table:table-cell table:style-name="ce35"/>
          <table:table-cell table:style-name="ce38" table:formula="of:=[.B4]" office:value-type="string" office:string-value="KNA(32)" calcext:value-type="string">
            <text:p>KNA(32)</text:p>
          </table:table-cell>
          <table:table-cell/>
          <table:table-cell table:style-name="ce34" table:formula="of:=[.D4]" office:value-type="string" office:string-value="KNA(33)" calcext:value-type="string">
            <text:p>KNA(33)</text:p>
          </table:table-cell>
          <table:table-cell table:style-name="ce43"/>
          <table:table-cell table:style-name="ce34" table:formula="of:=[.F4]" office:value-type="string" office:string-value="KNA(34)" calcext:value-type="string">
            <text:p>KNA(34)</text:p>
          </table:table-cell>
          <table:table-cell table:style-name="ce35"/>
          <table:table-cell table:style-name="ce34" table:formula="of:=[.H4]" office:value-type="string" office:string-value="KNA(35)" calcext:value-type="string">
            <text:p>KNA(35)</text:p>
          </table:table-cell>
          <table:table-cell table:style-name="ce35"/>
          <table:table-cell table:style-name="ce34" table:formula="of:=[.J4]" office:value-type="string" office:string-value="KNA(36)" calcext:value-type="string">
            <text:p>KNA(36)</text:p>
          </table:table-cell>
          <table:table-cell table:style-name="ce35"/>
          <table:table-cell office:value-type="string" calcext:value-type="string">
            <text:p>SPEEDUP</text:p>
          </table:table-cell>
          <table:table-cell table:style-name="ce34" office:value-type="string" calcext:value-type="string">
            <text:p>OMP</text:p>
          </table:table-cell>
          <table:table-cell table:style-name="ce49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5"/>
          <table:table-cell table:style-name="ce38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style-name="ce34" office:value-type="string" calcext:value-type="string">
            <text:p>OMP</text:p>
          </table:table-cell>
          <table:table-cell table:style-name="ce34" office:value-type="string" calcext:value-type="string">
            <text:p>OMP_MEMO</text:p>
          </table:table-cell>
          <table:table-cell table:style-name="ce34" office:value-type="string" calcext:value-type="string">
            <text:p>OMP</text:p>
          </table:table-cell>
          <table:table-cell table:style-name="ce34" office:value-type="string" calcext:value-type="string">
            <text:p>OMP_MEMO</text:p>
          </table:table-cell>
          <table:table-cell table:style-name="ce34" office:value-type="string" calcext:value-type="string">
            <text:p>OMP</text:p>
          </table:table-cell>
          <table:table-cell table:style-name="ce34" office:value-type="string" calcext:value-type="string">
            <text:p>OMP_MEMO</text:p>
          </table:table-cell>
          <table:table-cell table:style-name="ce34" office:value-type="string" calcext:value-type="string">
            <text:p>OMP</text:p>
          </table:table-cell>
          <table:table-cell table:style-name="ce34" office:value-type="string" calcext:value-type="string">
            <text:p>OMP_MEMO</text:p>
          </table:table-cell>
          <table:table-cell table:formula="of:=[.B14]" office:value-type="string" office:string-value="KNA(32)" calcext:value-type="string">
            <text:p>KNA(32)</text:p>
          </table:table-cell>
          <table:table-cell table:style-name="ce32" table:formula="of:=[.$B$11]/[.B21]" office:value-type="float" office:value="1.0947015562021" calcext:value-type="float">
            <text:p>1.0947015562</text:p>
          </table:table-cell>
          <table:table-cell table:formula="of:=[.$B$11]/[.C21]" office:value-type="float" office:value="6.35289116460793" calcext:value-type="float">
            <text:p>6.3528911646</text:p>
          </table:table-cell>
          <table:table-cell table:number-columns-repeated="10"/>
        </table:table-row>
        <table:table-row table:style-name="ro1">
          <table:table-cell table:style-name="ce35"/>
          <table:table-cell office:value-type="float" office:value="3.996365" calcext:value-type="float">
            <text:p>3.996365</text:p>
          </table:table-cell>
          <table:table-cell office:value-type="float" office:value="0.68827" calcext:value-type="float">
            <text:p>0.68827</text:p>
          </table:table-cell>
          <table:table-cell office:value-type="float" office:value="7.545043" calcext:value-type="float">
            <text:p>7.545043</text:p>
          </table:table-cell>
          <table:table-cell office:value-type="float" office:value="1.207804" calcext:value-type="float">
            <text:p>1.207804</text:p>
          </table:table-cell>
          <table:table-cell table:style-name="ce35" office:value-type="float" office:value="13.844211" calcext:value-type="float">
            <text:p>13.844211</text:p>
          </table:table-cell>
          <table:table-cell table:style-name="ce35" office:value-type="float" office:value="1.828662" calcext:value-type="float">
            <text:p>1.828662</text:p>
          </table:table-cell>
          <table:table-cell table:style-name="ce35" office:value-type="float" office:value="14.511354" calcext:value-type="float">
            <text:p>14.511354</text:p>
          </table:table-cell>
          <table:table-cell table:style-name="ce35" office:value-type="float" office:value="1.903563" calcext:value-type="float">
            <text:p>1.903563</text:p>
          </table:table-cell>
          <table:table-cell table:style-name="ce35" office:value-type="float" office:value="21.067184" calcext:value-type="float">
            <text:p>21.067184</text:p>
          </table:table-cell>
          <table:table-cell table:style-name="ce35" office:value-type="float" office:value="3.094732" calcext:value-type="float">
            <text:p>3.094732</text:p>
          </table:table-cell>
          <table:table-cell table:formula="of:=[.D14]" office:value-type="string" office:string-value="KNA(33)" calcext:value-type="string">
            <text:p>KNA(33)</text:p>
          </table:table-cell>
          <table:table-cell table:style-name="ce35" table:formula="of:=[.$D$11]/[.D21]" office:value-type="float" office:value="1.09455951740378" calcext:value-type="float">
            <text:p>1.0945595174</text:p>
          </table:table-cell>
          <table:table-cell table:formula="of:=[.$D$11]/[.E21]" office:value-type="float" office:value="6.84267630714104" calcext:value-type="float">
            <text:p>6.8426763071</text:p>
          </table:table-cell>
          <table:table-cell table:number-columns-repeated="10"/>
        </table:table-row>
        <table:table-row table:style-name="ro1">
          <table:table-cell table:style-name="ce35"/>
          <table:table-cell office:value-type="float" office:value="4.00184" calcext:value-type="float">
            <text:p>4.00184</text:p>
          </table:table-cell>
          <table:table-cell office:value-type="float" office:value="0.68891" calcext:value-type="float">
            <text:p>0.68891</text:p>
          </table:table-cell>
          <table:table-cell office:value-type="float" office:value="7.552984" calcext:value-type="float">
            <text:p>7.552984</text:p>
          </table:table-cell>
          <table:table-cell office:value-type="float" office:value="1.20958" calcext:value-type="float">
            <text:p>1.20958</text:p>
          </table:table-cell>
          <table:table-cell table:style-name="ce35" office:value-type="float" office:value="13.869325" calcext:value-type="float">
            <text:p>13.869325</text:p>
          </table:table-cell>
          <table:table-cell table:style-name="ce35" office:value-type="float" office:value="1.825526" calcext:value-type="float">
            <text:p>1.825526</text:p>
          </table:table-cell>
          <table:table-cell table:style-name="ce35" office:value-type="float" office:value="14.521778" calcext:value-type="float">
            <text:p>14.521778</text:p>
          </table:table-cell>
          <table:table-cell table:style-name="ce35" office:value-type="float" office:value="1.953127" calcext:value-type="float">
            <text:p>1.953127</text:p>
          </table:table-cell>
          <table:table-cell table:style-name="ce35" office:value-type="float" office:value="21.07803" calcext:value-type="float">
            <text:p>21.07803</text:p>
          </table:table-cell>
          <table:table-cell table:style-name="ce35" office:value-type="float" office:value="3.088382" calcext:value-type="float">
            <text:p>3.088382</text:p>
          </table:table-cell>
          <table:table-cell table:formula="of:=[.F14]" office:value-type="string" office:string-value="KNA(34)" calcext:value-type="string">
            <text:p>KNA(34)</text:p>
          </table:table-cell>
          <table:table-cell table:style-name="ce35" table:formula="of:=[.$F$11]/[.F21]" office:value-type="float" office:value="1.09473098968035" calcext:value-type="float">
            <text:p>1.0947309897</text:p>
          </table:table-cell>
          <table:table-cell table:formula="of:=[.$F$11]/[.G21]" office:value-type="float" office:value="8.3101685556502" calcext:value-type="float">
            <text:p>8.3101685557</text:p>
          </table:table-cell>
          <table:table-cell table:number-columns-repeated="10"/>
        </table:table-row>
        <table:table-row table:style-name="ro1">
          <table:table-cell table:style-name="ce34"/>
          <table:table-cell office:value-type="float" office:value="3.996344" calcext:value-type="float">
            <text:p>3.996344</text:p>
          </table:table-cell>
          <table:table-cell office:value-type="float" office:value="0.687773" calcext:value-type="float">
            <text:p>0.687773</text:p>
          </table:table-cell>
          <table:table-cell office:value-type="float" office:value="7.546476" calcext:value-type="float">
            <text:p>7.546476</text:p>
          </table:table-cell>
          <table:table-cell office:value-type="float" office:value="1.208107" calcext:value-type="float">
            <text:p>1.208107</text:p>
          </table:table-cell>
          <table:table-cell table:style-name="ce35" office:value-type="float" office:value="13.870897" calcext:value-type="float">
            <text:p>13.870897</text:p>
          </table:table-cell>
          <table:table-cell table:style-name="ce35" office:value-type="float" office:value="1.830214" calcext:value-type="float">
            <text:p>1.830214</text:p>
          </table:table-cell>
          <table:table-cell table:style-name="ce35" office:value-type="float" office:value="14.51778" calcext:value-type="float">
            <text:p>14.51778</text:p>
          </table:table-cell>
          <table:table-cell table:style-name="ce35" office:value-type="float" office:value="1.900674" calcext:value-type="float">
            <text:p>1.900674</text:p>
          </table:table-cell>
          <table:table-cell table:style-name="ce35" office:value-type="float" office:value="21.074894" calcext:value-type="float">
            <text:p>21.074894</text:p>
          </table:table-cell>
          <table:table-cell table:style-name="ce35" office:value-type="float" office:value="3.088031" calcext:value-type="float">
            <text:p>3.088031</text:p>
          </table:table-cell>
          <table:table-cell table:formula="of:=[.H14]" office:value-type="string" office:string-value="KNA(35)" calcext:value-type="string">
            <text:p>KNA(35)</text:p>
          </table:table-cell>
          <table:table-cell table:style-name="ce35" table:formula="of:=[.$H$11]/[.H21]" office:value-type="float" office:value="1.09763099338704" calcext:value-type="float">
            <text:p>1.0976309934</text:p>
          </table:table-cell>
          <table:table-cell table:formula="of:=[.$H$11]/[.I21]" office:value-type="float" office:value="8.33371403293377" calcext:value-type="float">
            <text:p>8.3337140329</text:p>
          </table:table-cell>
          <table:table-cell table:number-columns-repeated="10"/>
        </table:table-row>
        <table:table-row table:style-name="ro1">
          <table:table-cell table:style-name="ce33"/>
          <table:table-cell office:value-type="float" office:value="4.000106" calcext:value-type="float">
            <text:p>4.000106</text:p>
          </table:table-cell>
          <table:table-cell office:value-type="float" office:value="0.688314" calcext:value-type="float">
            <text:p>0.688314</text:p>
          </table:table-cell>
          <table:table-cell office:value-type="float" office:value="7.591283" calcext:value-type="float">
            <text:p>7.591283</text:p>
          </table:table-cell>
          <table:table-cell office:value-type="float" office:value="1.209547" calcext:value-type="float">
            <text:p>1.209547</text:p>
          </table:table-cell>
          <table:table-cell table:style-name="ce43" office:value-type="float" office:value="13.970982" calcext:value-type="float">
            <text:p>13.970982</text:p>
          </table:table-cell>
          <table:table-cell table:style-name="ce43" office:value-type="float" office:value="1.832481" calcext:value-type="float">
            <text:p>1.832481</text:p>
          </table:table-cell>
          <table:table-cell table:style-name="ce43" office:value-type="float" office:value="14.53332" calcext:value-type="float">
            <text:p>14.53332</text:p>
          </table:table-cell>
          <table:table-cell table:style-name="ce43" office:value-type="float" office:value="1.903946" calcext:value-type="float">
            <text:p>1.903946</text:p>
          </table:table-cell>
          <table:table-cell table:style-name="ce43" office:value-type="float" office:value="21.08141" calcext:value-type="float">
            <text:p>21.08141</text:p>
          </table:table-cell>
          <table:table-cell table:style-name="ce43" office:value-type="float" office:value="3.088158" calcext:value-type="float">
            <text:p>3.088158</text:p>
          </table:table-cell>
          <table:table-cell table:formula="of:=[.J14]" office:value-type="string" office:string-value="KNA(36)" calcext:value-type="string">
            <text:p>KNA(36)</text:p>
          </table:table-cell>
          <table:table-cell table:style-name="ce35" table:formula="of:=[.$J$11]/[.J21]" office:value-type="float" office:value="1.09820681248663" calcext:value-type="float">
            <text:p>1.0982068125</text:p>
          </table:table-cell>
          <table:table-cell table:formula="of:=[.$J$11]/[.K21]" office:value-type="float" office:value="7.49359678940509" calcext:value-type="float">
            <text:p>7.4935967894</text:p>
          </table:table-cell>
          <table:table-cell table:number-columns-repeated="10"/>
        </table:table-row>
        <table:table-row table:style-name="ro1">
          <table:table-cell table:style-name="ce33"/>
          <table:table-cell office:value-type="float" office:value="3.998121" calcext:value-type="float">
            <text:p>3.998121</text:p>
          </table:table-cell>
          <table:table-cell office:value-type="float" office:value="0.691798" calcext:value-type="float">
            <text:p>0.691798</text:p>
          </table:table-cell>
          <table:table-cell office:value-type="float" office:value="7.546524" calcext:value-type="float">
            <text:p>7.546524</text:p>
          </table:table-cell>
          <table:table-cell table:style-name="ce43" office:value-type="float" office:value="1.208648" calcext:value-type="float">
            <text:p>1.208648</text:p>
          </table:table-cell>
          <table:table-cell table:style-name="ce43" office:value-type="float" office:value="13.857108" calcext:value-type="float">
            <text:p>13.857108</text:p>
          </table:table-cell>
          <table:table-cell table:style-name="ce43" office:value-type="float" office:value="1.8271" calcext:value-type="float">
            <text:p>1.8271</text:p>
          </table:table-cell>
          <table:table-cell table:style-name="ce43" office:value-type="float" office:value="14.516494" calcext:value-type="float">
            <text:p>14.516494</text:p>
          </table:table-cell>
          <table:table-cell table:style-name="ce43" office:value-type="float" office:value="1.90091" calcext:value-type="float">
            <text:p>1.90091</text:p>
          </table:table-cell>
          <table:table-cell table:style-name="ce43" office:value-type="float" office:value="21.091364" calcext:value-type="float">
            <text:p>21.091364</text:p>
          </table:table-cell>
          <table:table-cell table:style-name="ce43" office:value-type="float" office:value="3.086308" calcext:value-type="float">
            <text:p>3.086308</text:p>
          </table:table-cell>
          <table:table-cell table:style-name="ce32" table:number-columns-repeated="2"/>
          <table:table-cell table:number-columns-repeated="11"/>
        </table:table-row>
        <table:table-row table:style-name="ro1">
          <table:table-cell/>
          <table:table-cell table:style-name="ce40" table:formula="of:=AVERAGE([.B16:.B20])" office:value-type="float" office:value="3.9985552" calcext:value-type="float">
            <text:p>3.9985552</text:p>
          </table:table-cell>
          <table:table-cell table:style-name="ce42" table:formula="of:=AVERAGE([.C16:.C20])" office:value-type="float" office:value="0.689013" calcext:value-type="float">
            <text:p>0.689013</text:p>
          </table:table-cell>
          <table:table-cell table:style-name="ce42" table:formula="of:=AVERAGE([.D16:.D20])" office:value-type="float" office:value="7.556462" calcext:value-type="float">
            <text:p>7.556462</text:p>
          </table:table-cell>
          <table:table-cell table:style-name="ce42" table:formula="of:=AVERAGE([.E16:.E20])" office:value-type="float" office:value="1.2087372" calcext:value-type="float">
            <text:p>1.2087372</text:p>
          </table:table-cell>
          <table:table-cell table:style-name="ce42" table:formula="of:=AVERAGE([.F16:.F20])" office:value-type="float" office:value="13.8825046" calcext:value-type="float">
            <text:p>13.8825046</text:p>
          </table:table-cell>
          <table:table-cell table:style-name="ce42" table:formula="of:=AVERAGE([.G16:.G20])" office:value-type="float" office:value="1.8287966" calcext:value-type="float">
            <text:p>1.8287966</text:p>
          </table:table-cell>
          <table:table-cell table:style-name="ce42" table:formula="of:=AVERAGE([.H16:.H20])" office:value-type="float" office:value="14.5201452" calcext:value-type="float">
            <text:p>14.5201452</text:p>
          </table:table-cell>
          <table:table-cell table:style-name="ce42" table:formula="of:=AVERAGE([.I16:.I20])" office:value-type="float" office:value="1.912444" calcext:value-type="float">
            <text:p>1.912444</text:p>
          </table:table-cell>
          <table:table-cell table:style-name="ce42" table:formula="of:=AVERAGE([.J16:.J20])" office:value-type="float" office:value="21.0785764" calcext:value-type="float">
            <text:p>21.0785764</text:p>
          </table:table-cell>
          <table:table-cell table:style-name="ce42" table:formula="of:=AVERAGE([.K16:.K20])" office:value-type="float" office:value="3.0891222" calcext:value-type="float">
            <text:p>3.0891222</text:p>
          </table:table-cell>
          <table:table-cell table:style-name="ce42" table:number-columns-repeated="2"/>
          <table:table-cell table:style-name="ce51"/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2" office:value-type="string" calcext:value-type="string">
            <text:p>SPEEDUP</text:p>
          </table:table-cell>
          <table:table-cell table:style-name="ce17" office:value-type="string" calcext:value-type="string">
            <text:p>MEMO</text:p>
          </table:table-cell>
          <table:table-cell table:style-name="ce17" office:value-type="string" calcext:value-type="string">
            <text:p>OMP</text:p>
          </table:table-cell>
          <table:table-cell table:style-name="ce21" office:value-type="string" calcext:value-type="string">
            <text:p>OMP_MEMO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B4]" office:value-type="string" office:string-value="KNA(32)" calcext:value-type="string">
            <text:p>KNA(32)</text:p>
          </table:table-cell>
          <table:table-cell table:style-name="ce18" table:formula="of:=[.M5]" office:value-type="float" office:value="18786.3716738197" calcext:value-type="float">
            <text:p>18786,3716738197</text:p>
          </table:table-cell>
          <table:table-cell table:style-name="Default" table:formula="of:=[.M15]" office:value-type="float" office:value="1.0947015562021" calcext:value-type="float">
            <text:p>1,0947015562</text:p>
          </table:table-cell>
          <table:table-cell table:style-name="ce22" table:formula="of:=[.N15]" office:value-type="float" office:value="6.35289116460793" calcext:value-type="float">
            <text:p>6,3528911646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D4]" office:value-type="string" office:string-value="KNA(33)" calcext:value-type="string">
            <text:p>KNA(33)</text:p>
          </table:table-cell>
          <table:table-cell table:style-name="ce18" table:formula="of:=[.M6]" office:value-type="float" office:value="33897.5303278689" calcext:value-type="float">
            <text:p>33897,5303278689</text:p>
          </table:table-cell>
          <table:table-cell table:style-name="Default" table:formula="of:=[.M16]" office:value-type="float" office:value="1.09455951740378" calcext:value-type="float">
            <text:p>1,0945595174</text:p>
          </table:table-cell>
          <table:table-cell table:style-name="ce22" table:formula="of:=[.N16]" office:value-type="float" office:value="6.84267630714104" calcext:value-type="float">
            <text:p>6,8426763071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table:style-name="ce13" table:formula="of:=[.F4]" office:value-type="string" office:string-value="KNA(34)" calcext:value-type="string">
            <text:p>KNA(34)</text:p>
          </table:table-cell>
          <table:table-cell table:style-name="ce18" table:formula="of:=[.M7]" office:value-type="float" office:value="60022.1484992101" calcext:value-type="float">
            <text:p>60022,1484992101</text:p>
          </table:table-cell>
          <table:table-cell table:style-name="Default" table:formula="of:=[.M17]" office:value-type="float" office:value="1.09473098968035" calcext:value-type="float">
            <text:p>1,0947309897</text:p>
          </table:table-cell>
          <table:table-cell table:style-name="ce22" table:formula="of:=[.N17]" office:value-type="float" office:value="8.3101685556502" calcext:value-type="float">
            <text:p>8,310168555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H4]" office:value-type="string" office:string-value="KNA(35)" calcext:value-type="string">
            <text:p>KNA(35)</text:p>
          </table:table-cell>
          <table:table-cell table:style-name="ce18" table:formula="of:=[.M8]" office:value-type="float" office:value="58167.0124087591" calcext:value-type="float">
            <text:p>58167,0124087591</text:p>
          </table:table-cell>
          <table:table-cell table:style-name="Default" table:formula="of:=[.M18]" office:value-type="float" office:value="1.09763099338704" calcext:value-type="float">
            <text:p>1,0976309934</text:p>
          </table:table-cell>
          <table:table-cell table:style-name="ce22" table:formula="of:=[.N18]" office:value-type="float" office:value="8.33371403293377" calcext:value-type="float">
            <text:p>8,3337140329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4" table:formula="of:=[.J4]" office:value-type="string" office:string-value="KNA(36)" calcext:value-type="string">
            <text:p>KNA(36)</text:p>
          </table:table-cell>
          <table:table-cell table:style-name="ce19" table:formula="of:=[.M9]" office:value-type="float" office:value="80826.2437150838" calcext:value-type="float">
            <text:p>80826,2437150838</text:p>
          </table:table-cell>
          <table:table-cell table:style-name="ce19" table:formula="of:=[.M19]" office:value-type="float" office:value="1.09820681248663" calcext:value-type="float">
            <text:p>1,0982068125</text:p>
          </table:table-cell>
          <table:table-cell table:style-name="ce19" table:formula="of:=[.N19]" office:value-type="float" office:value="7.49359678940509" calcext:value-type="float">
            <text:p>7,4935967894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Longest_increasing_subseq" table:style-name="ta1">
        <table:shapes>
          <draw:frame draw:z-index="0" draw:style-name="gr1" draw:text-style-name="P1" svg:width="12.645cm" svg:height="6.482cm" svg:x="19.143cm" svg:y="9.877cm">
            <draw:object draw:notify-on-update-of-ranges="Longest_increasing_subseq.B23:Longest_increasing_subseq.B23 Longest_increasing_subseq.B24:Longest_increasing_subseq.B28 Longest_increasing_subseq.D23:Longest_increasing_subseq.D23 Longest_increasing_subseq.D24:Longest_increasing_subseq.D28 Longest_increasing_subseq.E23:Longest_increasing_subseq.E23 Longest_increasing_subseq.E24:Longest_increasing_subseq.E2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27"/>
        <table:table-column table:style-name="co2" table:default-cell-style-name="Default"/>
        <table:table-column table:style-name="co10" table:default-cell-style-name="ce30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THOUT FINAL</text:p>
          </table:table-cell>
          <table:table-cell table:style-name="ce15" table:number-columns-repeated="9"/>
          <table:table-cell table:style-name="ce26" table:number-columns-repeated="2"/>
          <table:table-cell table:style-name="ce28"/>
          <table:table-cell table:number-columns-repeated="10"/>
        </table:table-row>
        <table:table-row table:style-name="ro1">
          <table:table-cell/>
          <table:table-cell table:style-name="ce7"/>
          <table:table-cell table:style-name="ce15" table:number-columns-repeated="9"/>
          <table:table-cell table:style-name="ce26" table:number-columns-repeated="2"/>
          <table:table-cell table:style-name="ce28"/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LIS(130)</text:p>
          </table:table-cell>
          <table:table-cell/>
          <table:table-cell table:style-name="ce3" office:value-type="string" calcext:value-type="string">
            <text:p>LIS(135)</text:p>
          </table:table-cell>
          <table:table-cell/>
          <table:table-cell table:style-name="ce3" office:value-type="string" calcext:value-type="string">
            <text:p>LIS(140)</text:p>
          </table:table-cell>
          <table:table-cell table:style-name="ce1"/>
          <table:table-cell table:style-name="ce3" office:value-type="string" calcext:value-type="string">
            <text:p>LIS(145)</text:p>
          </table:table-cell>
          <table:table-cell table:style-name="ce1"/>
          <table:table-cell table:style-name="ce3" office:value-type="string" calcext:value-type="string">
            <text:p>LIS(150)</text:p>
          </table:table-cell>
          <table:table-cell table:style-name="ce1"/>
          <table:table-cell office:value-type="string" calcext:value-type="string">
            <text:p>SPEEDUP</text:p>
          </table:table-cell>
          <table:table-cell table:style-name="ce3" office:value-type="string" calcext:value-type="string">
            <text:p>MEMO</text:p>
          </table:table-cell>
          <table:table-cell table:style-name="ce29"/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3" office:value-type="string" calcext:value-type="string">
            <text:p>MEMO</text:p>
          </table:table-cell>
          <table:table-cell table:formula="of:=[.B4]" office:value-type="string" office:string-value="LIS(130)" calcext:value-type="string">
            <text:p>LIS(130)</text:p>
          </table:table-cell>
          <table:table-cell table:style-name="ce1" table:formula="of:=[.B11]/[.C11]" office:value-type="float" office:value="26000.8598290598" calcext:value-type="float">
            <text:p>26000.85982905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36969" calcext:value-type="float">
            <text:p>3.036969</text:p>
          </table:table-cell>
          <table:table-cell office:value-type="float" office:value="0.000109" calcext:value-type="float">
            <text:p>0.000109</text:p>
          </table:table-cell>
          <table:table-cell table:style-name="ce1" office:value-type="float" office:value="9.335589" calcext:value-type="float">
            <text:p>9.335589</text:p>
          </table:table-cell>
          <table:table-cell office:value-type="float" office:value="0.000118" calcext:value-type="float">
            <text:p>0.000118</text:p>
          </table:table-cell>
          <table:table-cell table:style-name="ce4" office:value-type="float" office:value="10.480139" calcext:value-type="float">
            <text:p>10.480139</text:p>
          </table:table-cell>
          <table:table-cell table:style-name="ce4" office:value-type="float" office:value="0.000127" calcext:value-type="float">
            <text:p>0.000127</text:p>
          </table:table-cell>
          <table:table-cell table:style-name="ce1" office:value-type="float" office:value="18.713913" calcext:value-type="float">
            <text:p>18.713913</text:p>
          </table:table-cell>
          <table:table-cell table:style-name="ce4" office:value-type="float" office:value="0.000137" calcext:value-type="float">
            <text:p>0.000137</text:p>
          </table:table-cell>
          <table:table-cell table:style-name="ce4" office:value-type="float" office:value="33.760452" calcext:value-type="float">
            <text:p>33.760452</text:p>
          </table:table-cell>
          <table:table-cell table:style-name="ce1" office:value-type="float" office:value="0.000159" calcext:value-type="float">
            <text:p>0.000159</text:p>
          </table:table-cell>
          <table:table-cell table:formula="of:=[.D4]" office:value-type="string" office:string-value="LIS(135)" calcext:value-type="string">
            <text:p>LIS(135)</text:p>
          </table:table-cell>
          <table:table-cell table:style-name="ce4" table:formula="of:=[.D11]/[.E11]" office:value-type="float" office:value="79043.4796610169" calcext:value-type="float">
            <text:p>79043.47966101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46443" calcext:value-type="float">
            <text:p>3.046443</text:p>
          </table:table-cell>
          <table:table-cell office:value-type="float" office:value="0.000134" calcext:value-type="float">
            <text:p>0.000134</text:p>
          </table:table-cell>
          <table:table-cell table:style-name="ce1" office:value-type="float" office:value="9.321077" calcext:value-type="float">
            <text:p>9.321077</text:p>
          </table:table-cell>
          <table:table-cell office:value-type="float" office:value="0.00012" calcext:value-type="float">
            <text:p>0.00012</text:p>
          </table:table-cell>
          <table:table-cell table:style-name="ce4" office:value-type="float" office:value="10.47257" calcext:value-type="float">
            <text:p>10.47257</text:p>
          </table:table-cell>
          <table:table-cell table:style-name="ce4" office:value-type="float" office:value="0.000127" calcext:value-type="float">
            <text:p>0.000127</text:p>
          </table:table-cell>
          <table:table-cell table:style-name="ce1" office:value-type="float" office:value="18.742298" calcext:value-type="float">
            <text:p>18.742298</text:p>
          </table:table-cell>
          <table:table-cell table:style-name="ce4" office:value-type="float" office:value="0.000137" calcext:value-type="float">
            <text:p>0.000137</text:p>
          </table:table-cell>
          <table:table-cell table:style-name="ce4" office:value-type="float" office:value="33.789393" calcext:value-type="float">
            <text:p>33.789393</text:p>
          </table:table-cell>
          <table:table-cell table:style-name="ce1" office:value-type="float" office:value="0.00015" calcext:value-type="float">
            <text:p>0.00015</text:p>
          </table:table-cell>
          <table:table-cell table:formula="of:=[.F4]" office:value-type="string" office:string-value="LIS(140)" calcext:value-type="string">
            <text:p>LIS(140)</text:p>
          </table:table-cell>
          <table:table-cell table:style-name="ce4" table:formula="of:=[.F11]/[.G11]" office:value-type="float" office:value="81590.4361370717" calcext:value-type="float">
            <text:p>81590.43613707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39058" calcext:value-type="float">
            <text:p>3.039058</text:p>
          </table:table-cell>
          <table:table-cell office:value-type="float" office:value="0.000111" calcext:value-type="float">
            <text:p>0.000111</text:p>
          </table:table-cell>
          <table:table-cell table:style-name="ce1" office:value-type="float" office:value="9.337017" calcext:value-type="float">
            <text:p>9.337017</text:p>
          </table:table-cell>
          <table:table-cell office:value-type="float" office:value="0.000118" calcext:value-type="float">
            <text:p>0.000118</text:p>
          </table:table-cell>
          <table:table-cell table:style-name="ce4" office:value-type="float" office:value="10.475588" calcext:value-type="float">
            <text:p>10.475588</text:p>
          </table:table-cell>
          <table:table-cell table:style-name="ce4" office:value-type="float" office:value="0.000127" calcext:value-type="float">
            <text:p>0.000127</text:p>
          </table:table-cell>
          <table:table-cell table:style-name="ce1" office:value-type="float" office:value="18.712912" calcext:value-type="float">
            <text:p>18.712912</text:p>
          </table:table-cell>
          <table:table-cell table:style-name="ce4" office:value-type="float" office:value="0.000152" calcext:value-type="float">
            <text:p>0.000152</text:p>
          </table:table-cell>
          <table:table-cell table:style-name="ce4" office:value-type="float" office:value="33.786042" calcext:value-type="float">
            <text:p>33.786042</text:p>
          </table:table-cell>
          <table:table-cell table:style-name="ce1" office:value-type="float" office:value="0.000153" calcext:value-type="float">
            <text:p>0.000153</text:p>
          </table:table-cell>
          <table:table-cell table:formula="of:=[.H4]" office:value-type="string" office:string-value="LIS(145)" calcext:value-type="string">
            <text:p>LIS(145)</text:p>
          </table:table-cell>
          <table:table-cell table:style-name="ce4" table:formula="of:=[.H11]/[.I11]" office:value-type="float" office:value="133371.797720798" calcext:value-type="float">
            <text:p>133371.7977207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44452" calcext:value-type="float">
            <text:p>3.044452</text:p>
          </table:table-cell>
          <table:table-cell office:value-type="float" office:value="0.000121" calcext:value-type="float">
            <text:p>0.000121</text:p>
          </table:table-cell>
          <table:table-cell table:style-name="ce1" office:value-type="float" office:value="9.324659" calcext:value-type="float">
            <text:p>9.324659</text:p>
          </table:table-cell>
          <table:table-cell office:value-type="float" office:value="0.000117" calcext:value-type="float">
            <text:p>0.000117</text:p>
          </table:table-cell>
          <table:table-cell table:style-name="ce4" office:value-type="float" office:value="10.475792" calcext:value-type="float">
            <text:p>10.475792</text:p>
          </table:table-cell>
          <table:table-cell table:style-name="ce4" office:value-type="float" office:value="0.000132" calcext:value-type="float">
            <text:p>0.000132</text:p>
          </table:table-cell>
          <table:table-cell table:style-name="ce1" office:value-type="float" office:value="18.70865" calcext:value-type="float">
            <text:p>18.70865</text:p>
          </table:table-cell>
          <table:table-cell table:style-name="ce20" office:value-type="float" office:value="0.000138" calcext:value-type="float">
            <text:p>0.000138</text:p>
          </table:table-cell>
          <table:table-cell table:style-name="ce20" office:value-type="float" office:value="33.785587" calcext:value-type="float">
            <text:p>33.785587</text:p>
          </table:table-cell>
          <table:table-cell table:style-name="ce1" office:value-type="float" office:value="0.000151" calcext:value-type="float">
            <text:p>0.000151</text:p>
          </table:table-cell>
          <table:table-cell table:formula="of:=[.J4]" office:value-type="string" office:string-value="LIS(150)" calcext:value-type="string">
            <text:p>LIS(150)</text:p>
          </table:table-cell>
          <table:table-cell table:style-name="ce4" table:formula="of:=[.J11]/[.K11]" office:value-type="float" office:value="221350.96068152" calcext:value-type="float">
            <text:p>221350.96068152</text:p>
          </table:table-cell>
          <table:table-cell table:number-columns-repeated="11"/>
        </table:table-row>
        <table:table-row table:style-name="ro1">
          <table:table-cell table:style-name="ce2"/>
          <table:table-cell office:value-type="float" office:value="3.043581" calcext:value-type="float">
            <text:p>3.043581</text:p>
          </table:table-cell>
          <table:table-cell office:value-type="float" office:value="0.00011" calcext:value-type="float">
            <text:p>0.00011</text:p>
          </table:table-cell>
          <table:table-cell table:style-name="ce1" office:value-type="float" office:value="9.317311" calcext:value-type="float">
            <text:p>9.317311</text:p>
          </table:table-cell>
          <table:table-cell office:value-type="float" office:value="0.000117" calcext:value-type="float">
            <text:p>0.000117</text:p>
          </table:table-cell>
          <table:table-cell table:style-name="ce4" office:value-type="float" office:value="10.476971" calcext:value-type="float">
            <text:p>10.476971</text:p>
          </table:table-cell>
          <table:table-cell table:style-name="ce20" office:value-type="float" office:value="0.000129" calcext:value-type="float">
            <text:p>0.000129</text:p>
          </table:table-cell>
          <table:table-cell table:style-name="ce1" office:value-type="float" office:value="18.749229" calcext:value-type="float">
            <text:p>18.749229</text:p>
          </table:table-cell>
          <table:table-cell table:style-name="ce20" office:value-type="float" office:value="0.000138" calcext:value-type="float">
            <text:p>0.000138</text:p>
          </table:table-cell>
          <table:table-cell table:style-name="ce20" office:value-type="float" office:value="33.769309" calcext:value-type="float">
            <text:p>33.769309</text:p>
          </table:table-cell>
          <table:table-cell table:style-name="ce1" office:value-type="float" office:value="0.00015" calcext:value-type="float">
            <text:p>0.00015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style-name="ce2"/>
          <table:table-cell table:style-name="ce11" table:formula="of:=AVERAGE([.B6:.B10])" office:value-type="float" office:value="3.0421006" calcext:value-type="float">
            <text:p>3.0421006</text:p>
          </table:table-cell>
          <table:table-cell table:style-name="ce16" table:formula="of:=AVERAGE([.C6:.C10])" office:value-type="float" office:value="0.000117" calcext:value-type="float">
            <text:p>0.000117</text:p>
          </table:table-cell>
          <table:table-cell table:style-name="ce16" table:formula="of:=AVERAGE([.D6:.D10])" office:value-type="float" office:value="9.3271306" calcext:value-type="float">
            <text:p>9.3271306</text:p>
          </table:table-cell>
          <table:table-cell table:style-name="ce16" table:formula="of:=AVERAGE([.E6:.E10])" office:value-type="float" office:value="0.000118" calcext:value-type="float">
            <text:p>0.000118</text:p>
          </table:table-cell>
          <table:table-cell table:style-name="ce16" table:formula="of:=AVERAGE([.F6:.F10])" office:value-type="float" office:value="10.476212" calcext:value-type="float">
            <text:p>10.476212</text:p>
          </table:table-cell>
          <table:table-cell table:style-name="ce16" table:formula="of:=AVERAGE([.G6:.G10])" office:value-type="float" office:value="0.0001284" calcext:value-type="float">
            <text:p>0.0001284</text:p>
          </table:table-cell>
          <table:table-cell table:style-name="ce16" table:formula="of:=AVERAGE([.H6:.H10])" office:value-type="float" office:value="18.7254004" calcext:value-type="float">
            <text:p>18.7254004</text:p>
          </table:table-cell>
          <table:table-cell table:style-name="ce16" table:formula="of:=AVERAGE([.I6:.I10])" office:value-type="float" office:value="0.0001404" calcext:value-type="float">
            <text:p>0.0001404</text:p>
          </table:table-cell>
          <table:table-cell table:style-name="ce16" table:formula="of:=AVERAGE([.J6:.J10])" office:value-type="float" office:value="33.7781566" calcext:value-type="float">
            <text:p>33.7781566</text:p>
          </table:table-cell>
          <table:table-cell table:style-name="ce16" table:formula="of:=AVERAGE([.K6:.K10])" office:value-type="float" office:value="0.0001526" calcext:value-type="float">
            <text:p>0.0001526</text:p>
          </table:table-cell>
          <table:table-cell table:style-name="ce16" table:number-columns-repeated="2"/>
          <table:table-cell table:style-name="ce31"/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WITH OMPSS FINAL</text:p>
          </table:table-cell>
          <table:table-cell table:style-name="ce15" table:number-columns-repeated="5"/>
          <table:table-cell table:style-name="ce24"/>
          <table:table-cell table:style-name="ce15"/>
          <table:table-cell table:style-name="ce26" table:number-columns-repeated="4"/>
          <table:table-cell table:style-name="ce28"/>
          <table:table-cell table:number-columns-repeated="10"/>
        </table:table-row>
        <table:table-row table:style-name="ro1">
          <table:table-cell table:style-name="ce4"/>
          <table:table-cell table:style-name="ce7" office:value-type="float" office:value="9" calcext:value-type="float">
            <text:p>9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15" office:value-type="float" office:value="21" calcext:value-type="float">
            <text:p>21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6" calcext:value-type="float">
            <text:p>26</text:p>
          </table:table-cell>
          <table:table-cell table:style-name="ce26" table:number-columns-repeated="2"/>
          <table:table-cell table:style-name="ce28"/>
          <table:table-cell table:number-columns-repeated="10"/>
        </table:table-row>
        <table:table-row table:style-name="ro1">
          <table:table-cell table:style-name="ce4"/>
          <table:table-cell table:style-name="ce8" table:formula="of:=[.B4]" office:value-type="string" office:string-value="LIS(130)" calcext:value-type="string">
            <text:p>LIS(130)</text:p>
          </table:table-cell>
          <table:table-cell/>
          <table:table-cell table:style-name="ce3" table:formula="of:=[.D4]" office:value-type="string" office:string-value="LIS(135)" calcext:value-type="string">
            <text:p>LIS(135)</text:p>
          </table:table-cell>
          <table:table-cell table:style-name="ce20"/>
          <table:table-cell table:style-name="ce3" table:formula="of:=[.F4]" office:value-type="string" office:string-value="LIS(140)" calcext:value-type="string">
            <text:p>LIS(140)</text:p>
          </table:table-cell>
          <table:table-cell table:style-name="ce4"/>
          <table:table-cell table:style-name="ce3" table:formula="of:=[.H4]" office:value-type="string" office:string-value="LIS(145)" calcext:value-type="string">
            <text:p>LIS(145)</text:p>
          </table:table-cell>
          <table:table-cell table:style-name="ce4"/>
          <table:table-cell table:style-name="ce3" table:formula="of:=[.J4]" office:value-type="string" office:string-value="LIS(150)" calcext:value-type="string">
            <text:p>LIS(150)</text:p>
          </table:table-cell>
          <table:table-cell table:style-name="ce4"/>
          <table:table-cell office:value-type="string" calcext:value-type="string">
            <text:p>SPEEDUP</text:p>
          </table:table-cell>
          <table:table-cell table:style-name="ce3" office:value-type="string" calcext:value-type="string">
            <text:p>OMP</text:p>
          </table:table-cell>
          <table:table-cell table:style-name="ce29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8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style-name="ce3" office:value-type="string" calcext:value-type="string">
            <text:p>OMP</text:p>
          </table:table-cell>
          <table:table-cell table:style-name="ce3" office:value-type="string" calcext:value-type="string">
            <text:p>OMP_MEMO</text:p>
          </table:table-cell>
          <table:table-cell table:formula="of:=[.B14]" office:value-type="string" office:string-value="LIS(130)" calcext:value-type="string">
            <text:p>LIS(130)</text:p>
          </table:table-cell>
          <table:table-cell table:style-name="ce1" table:formula="of:=[.$B$11]/[.B21]" office:value-type="float" office:value="0.873500217850986" calcext:value-type="float">
            <text:p>0.8735002179</text:p>
          </table:table-cell>
          <table:table-cell table:formula="of:=[.$B$11]/[.C21]" office:value-type="float" office:value="2.26923839507939" calcext:value-type="float">
            <text:p>2.2692383951</text:p>
          </table:table-cell>
          <table:table-cell table:number-columns-repeated="10"/>
        </table:table-row>
        <table:table-row table:style-name="ro1">
          <table:table-cell table:style-name="ce4"/>
          <table:table-cell office:value-type="float" office:value="3.483307" calcext:value-type="float">
            <text:p>3.483307</text:p>
          </table:table-cell>
          <table:table-cell office:value-type="float" office:value="1.335848" calcext:value-type="float">
            <text:p>1.335848</text:p>
          </table:table-cell>
          <table:table-cell table:style-name="ce4" office:value-type="float" office:value="10.574603" calcext:value-type="float">
            <text:p>10.574603</text:p>
          </table:table-cell>
          <table:table-cell table:style-name="ce4" office:value-type="float" office:value="2.163618" calcext:value-type="float">
            <text:p>2.163618</text:p>
          </table:table-cell>
          <table:table-cell table:style-name="ce4" office:value-type="float" office:value="11.967386" calcext:value-type="float">
            <text:p>11.967386</text:p>
          </table:table-cell>
          <table:table-cell table:style-name="ce4" office:value-type="float" office:value="3.498523" calcext:value-type="float">
            <text:p>3.498523</text:p>
          </table:table-cell>
          <table:table-cell table:style-name="ce4" office:value-type="float" office:value="21.325981" calcext:value-type="float">
            <text:p>21.325981</text:p>
          </table:table-cell>
          <table:table-cell table:style-name="ce4" office:value-type="float" office:value="6.339385" calcext:value-type="float">
            <text:p>6.339385</text:p>
          </table:table-cell>
          <table:table-cell table:style-name="ce4" office:value-type="float" office:value="38.97786" calcext:value-type="float">
            <text:p>38.97786</text:p>
          </table:table-cell>
          <table:table-cell table:style-name="ce4" office:value-type="float" office:value="7.440001" calcext:value-type="float">
            <text:p>7.440001</text:p>
          </table:table-cell>
          <table:table-cell table:formula="of:=[.D14]" office:value-type="string" office:string-value="LIS(135)" calcext:value-type="string">
            <text:p>LIS(135)</text:p>
          </table:table-cell>
          <table:table-cell table:style-name="ce4" table:formula="of:=[.$D$11]/[.D21]" office:value-type="float" office:value="0.873303334515137" calcext:value-type="float">
            <text:p>0.8733033345</text:p>
          </table:table-cell>
          <table:table-cell table:formula="of:=[.$D$11]/[.E21]" office:value-type="float" office:value="4.28107245353194" calcext:value-type="float">
            <text:p>4.2810724535</text:p>
          </table:table-cell>
          <table:table-cell table:number-columns-repeated="10"/>
        </table:table-row>
        <table:table-row table:style-name="ro1">
          <table:table-cell table:style-name="ce4"/>
          <table:table-cell office:value-type="float" office:value="3.466654" calcext:value-type="float">
            <text:p>3.466654</text:p>
          </table:table-cell>
          <table:table-cell office:value-type="float" office:value="1.333966" calcext:value-type="float">
            <text:p>1.333966</text:p>
          </table:table-cell>
          <table:table-cell table:style-name="ce4" office:value-type="float" office:value="10.601218" calcext:value-type="float">
            <text:p>10.601218</text:p>
          </table:table-cell>
          <table:table-cell table:style-name="ce4" office:value-type="float" office:value="2.179095" calcext:value-type="float">
            <text:p>2.179095</text:p>
          </table:table-cell>
          <table:table-cell table:style-name="ce4" office:value-type="float" office:value="11.919583" calcext:value-type="float">
            <text:p>11.919583</text:p>
          </table:table-cell>
          <table:table-cell table:style-name="ce4" office:value-type="float" office:value="3.547132" calcext:value-type="float">
            <text:p>3.547132</text:p>
          </table:table-cell>
          <table:table-cell table:style-name="ce4" office:value-type="float" office:value="21.376606" calcext:value-type="float">
            <text:p>21.376606</text:p>
          </table:table-cell>
          <table:table-cell table:style-name="ce4" office:value-type="float" office:value="6.387226" calcext:value-type="float">
            <text:p>6.387226</text:p>
          </table:table-cell>
          <table:table-cell table:style-name="ce4" office:value-type="float" office:value="38.857228" calcext:value-type="float">
            <text:p>38.857228</text:p>
          </table:table-cell>
          <table:table-cell table:style-name="ce4" office:value-type="float" office:value="7.40085" calcext:value-type="float">
            <text:p>7.40085</text:p>
          </table:table-cell>
          <table:table-cell table:formula="of:=[.F14]" office:value-type="string" office:string-value="LIS(140)" calcext:value-type="string">
            <text:p>LIS(140)</text:p>
          </table:table-cell>
          <table:table-cell table:style-name="ce4" table:formula="of:=[.$F$11]/[.F21]" office:value-type="float" office:value="0.878401094172485" calcext:value-type="float">
            <text:p>0.8784010942</text:p>
          </table:table-cell>
          <table:table-cell table:formula="of:=[.$F$11]/[.G21]" office:value-type="float" office:value="2.97481465428333" calcext:value-type="float">
            <text:p>2.974814654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.503317" calcext:value-type="float">
            <text:p>3.503317</text:p>
          </table:table-cell>
          <table:table-cell office:value-type="float" office:value="1.345696" calcext:value-type="float">
            <text:p>1.345696</text:p>
          </table:table-cell>
          <table:table-cell table:style-name="ce4" office:value-type="float" office:value="10.739047" calcext:value-type="float">
            <text:p>10.739047</text:p>
          </table:table-cell>
          <table:table-cell table:style-name="ce4" office:value-type="float" office:value="2.19465" calcext:value-type="float">
            <text:p>2.19465</text:p>
          </table:table-cell>
          <table:table-cell table:style-name="ce4" office:value-type="float" office:value="11.905027" calcext:value-type="float">
            <text:p>11.905027</text:p>
          </table:table-cell>
          <table:table-cell table:style-name="ce4" office:value-type="float" office:value="3.508099" calcext:value-type="float">
            <text:p>3.508099</text:p>
          </table:table-cell>
          <table:table-cell table:style-name="ce4" office:value-type="float" office:value="21.392816" calcext:value-type="float">
            <text:p>21.392816</text:p>
          </table:table-cell>
          <table:table-cell table:style-name="ce4" office:value-type="float" office:value="6.40268" calcext:value-type="float">
            <text:p>6.40268</text:p>
          </table:table-cell>
          <table:table-cell table:style-name="ce4" office:value-type="float" office:value="38.468563" calcext:value-type="float">
            <text:p>38.468563</text:p>
          </table:table-cell>
          <table:table-cell table:style-name="ce4" office:value-type="float" office:value="7.450227" calcext:value-type="float">
            <text:p>7.450227</text:p>
          </table:table-cell>
          <table:table-cell table:formula="of:=[.H14]" office:value-type="string" office:string-value="LIS(145)" calcext:value-type="string">
            <text:p>LIS(145)</text:p>
          </table:table-cell>
          <table:table-cell table:style-name="ce4" table:formula="of:=[.$H$11]/[.H21]" office:value-type="float" office:value="0.87639542100883" calcext:value-type="float">
            <text:p>0.876395421</text:p>
          </table:table-cell>
          <table:table-cell table:formula="of:=[.$H$11]/[.I21]" office:value-type="float" office:value="2.92932155797841" calcext:value-type="float">
            <text:p>2.929321558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.480855" calcext:value-type="float">
            <text:p>3.480855</text:p>
          </table:table-cell>
          <table:table-cell office:value-type="float" office:value="1.347374" calcext:value-type="float">
            <text:p>1.347374</text:p>
          </table:table-cell>
          <table:table-cell table:style-name="ce4" office:value-type="float" office:value="10.753579" calcext:value-type="float">
            <text:p>10.753579</text:p>
          </table:table-cell>
          <table:table-cell table:style-name="ce4" office:value-type="float" office:value="2.182417" calcext:value-type="float">
            <text:p>2.182417</text:p>
          </table:table-cell>
          <table:table-cell table:style-name="ce20" office:value-type="float" office:value="11.852267" calcext:value-type="float">
            <text:p>11.852267</text:p>
          </table:table-cell>
          <table:table-cell table:style-name="ce20" office:value-type="float" office:value="3.55956" calcext:value-type="float">
            <text:p>3.55956</text:p>
          </table:table-cell>
          <table:table-cell table:style-name="ce20" office:value-type="float" office:value="21.479176" calcext:value-type="float">
            <text:p>21.479176</text:p>
          </table:table-cell>
          <table:table-cell table:style-name="ce20" office:value-type="float" office:value="6.366748" calcext:value-type="float">
            <text:p>6.366748</text:p>
          </table:table-cell>
          <table:table-cell table:style-name="ce20" office:value-type="float" office:value="38.882878" calcext:value-type="float">
            <text:p>38.882878</text:p>
          </table:table-cell>
          <table:table-cell table:style-name="ce20" office:value-type="float" office:value="7.381661" calcext:value-type="float">
            <text:p>7.381661</text:p>
          </table:table-cell>
          <table:table-cell table:formula="of:=[.J14]" office:value-type="string" office:string-value="LIS(150)" calcext:value-type="string">
            <text:p>LIS(150)</text:p>
          </table:table-cell>
          <table:table-cell table:style-name="ce4" table:formula="of:=[.$J$11]/[.J21]" office:value-type="float" office:value="0.871976780835876" calcext:value-type="float">
            <text:p>0.8719767808</text:p>
          </table:table-cell>
          <table:table-cell table:formula="of:=[.$J$11]/[.K21]" office:value-type="float" office:value="4.55821540635118" calcext:value-type="float">
            <text:p>4.558215406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.479146" calcext:value-type="float">
            <text:p>3.479146</text:p>
          </table:table-cell>
          <table:table-cell office:value-type="float" office:value="1.340027" calcext:value-type="float">
            <text:p>1.340027</text:p>
          </table:table-cell>
          <table:table-cell table:style-name="ce4" office:value-type="float" office:value="10.73299" calcext:value-type="float">
            <text:p>10.73299</text:p>
          </table:table-cell>
          <table:table-cell table:style-name="ce20" office:value-type="float" office:value="2.173671" calcext:value-type="float">
            <text:p>2.173671</text:p>
          </table:table-cell>
          <table:table-cell table:style-name="ce20" office:value-type="float" office:value="11.988017" calcext:value-type="float">
            <text:p>11.988017</text:p>
          </table:table-cell>
          <table:table-cell table:style-name="ce20" office:value-type="float" office:value="3.494862" calcext:value-type="float">
            <text:p>3.494862</text:p>
          </table:table-cell>
          <table:table-cell table:style-name="ce20" office:value-type="float" office:value="21.257337" calcext:value-type="float">
            <text:p>21.257337</text:p>
          </table:table-cell>
          <table:table-cell table:style-name="ce20" office:value-type="float" office:value="6.46597" calcext:value-type="float">
            <text:p>6.46597</text:p>
          </table:table-cell>
          <table:table-cell table:style-name="ce20" office:value-type="float" office:value="38.500719" calcext:value-type="float">
            <text:p>38.500719</text:p>
          </table:table-cell>
          <table:table-cell table:style-name="ce20" office:value-type="float" office:value="7.379214" calcext:value-type="float">
            <text:p>7.379214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table:style-name="ce11" table:formula="of:=AVERAGE([.B16:.B20])" office:value-type="float" office:value="3.4826558" calcext:value-type="float">
            <text:p>3.4826558</text:p>
          </table:table-cell>
          <table:table-cell table:style-name="ce16" table:formula="of:=AVERAGE([.C16:.C20])" office:value-type="float" office:value="1.3405822" calcext:value-type="float">
            <text:p>1.3405822</text:p>
          </table:table-cell>
          <table:table-cell table:style-name="ce16" table:formula="of:=AVERAGE([.D16:.D20])" office:value-type="float" office:value="10.6802874" calcext:value-type="float">
            <text:p>10.6802874</text:p>
          </table:table-cell>
          <table:table-cell table:style-name="ce16" table:formula="of:=AVERAGE([.E16:.E20])" office:value-type="float" office:value="2.1786902" calcext:value-type="float">
            <text:p>2.1786902</text:p>
          </table:table-cell>
          <table:table-cell table:style-name="ce16" table:formula="of:=AVERAGE([.F16:.F20])" office:value-type="float" office:value="11.926456" calcext:value-type="float">
            <text:p>11.926456</text:p>
          </table:table-cell>
          <table:table-cell table:style-name="ce16" table:formula="of:=AVERAGE([.G16:.G20])" office:value-type="float" office:value="3.5216352" calcext:value-type="float">
            <text:p>3.5216352</text:p>
          </table:table-cell>
          <table:table-cell table:style-name="ce16" table:formula="of:=AVERAGE([.H16:.H20])" office:value-type="float" office:value="21.3663832" calcext:value-type="float">
            <text:p>21.3663832</text:p>
          </table:table-cell>
          <table:table-cell table:style-name="ce16" table:formula="of:=AVERAGE([.I16:.I20])" office:value-type="float" office:value="6.3924018" calcext:value-type="float">
            <text:p>6.3924018</text:p>
          </table:table-cell>
          <table:table-cell table:style-name="ce16" table:formula="of:=AVERAGE([.J16:.J20])" office:value-type="float" office:value="38.7374496" calcext:value-type="float">
            <text:p>38.7374496</text:p>
          </table:table-cell>
          <table:table-cell table:style-name="ce16" table:formula="of:=AVERAGE([.K16:.K20])" office:value-type="float" office:value="7.4103906" calcext:value-type="float">
            <text:p>7.4103906</text:p>
          </table:table-cell>
          <table:table-cell table:style-name="ce16" table:number-columns-repeated="2"/>
          <table:table-cell table:style-name="ce31"/>
          <table:table-cell table:number-columns-repeated="10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9"/>
          <table:table-cell table:number-columns-repeated="10"/>
        </table:table-row>
        <table:table-row table:style-name="ro1">
          <table:table-cell table:style-name="Default"/>
          <table:table-cell table:style-name="ce12" office:value-type="string" calcext:value-type="string">
            <text:p>SPEEDUP</text:p>
          </table:table-cell>
          <table:table-cell table:style-name="ce17" office:value-type="string" calcext:value-type="string">
            <text:p>MEMO</text:p>
          </table:table-cell>
          <table:table-cell table:style-name="ce17" office:value-type="string" calcext:value-type="string">
            <text:p>OMP</text:p>
          </table:table-cell>
          <table:table-cell table:style-name="ce21" office:value-type="string" calcext:value-type="string">
            <text:p>OMP_MEMO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B4]" office:value-type="string" office:string-value="LIS(130)" calcext:value-type="string">
            <text:p>LIS(130)</text:p>
          </table:table-cell>
          <table:table-cell table:style-name="ce18" table:formula="of:=[.M5]" office:value-type="float" office:value="26000.8598290598" calcext:value-type="float">
            <text:p>26000,8598290598</text:p>
          </table:table-cell>
          <table:table-cell table:formula="of:=[.M15]" office:value-type="float" office:value="0.873500217850986" calcext:value-type="float">
            <text:p>0,8735002179</text:p>
          </table:table-cell>
          <table:table-cell table:style-name="ce22" table:formula="of:=[.N15]" office:value-type="float" office:value="2.26923839507939" calcext:value-type="float">
            <text:p>2,2692383951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D4]" office:value-type="string" office:string-value="LIS(135)" calcext:value-type="string">
            <text:p>LIS(135)</text:p>
          </table:table-cell>
          <table:table-cell table:style-name="ce18" table:formula="of:=[.M6]" office:value-type="float" office:value="79043.4796610169" calcext:value-type="float">
            <text:p>79043,4796610169</text:p>
          </table:table-cell>
          <table:table-cell table:formula="of:=[.M16]" office:value-type="float" office:value="0.873303334515137" calcext:value-type="float">
            <text:p>0,8733033345</text:p>
          </table:table-cell>
          <table:table-cell table:style-name="ce22" table:formula="of:=[.N16]" office:value-type="float" office:value="4.28107245353194" calcext:value-type="float">
            <text:p>4,2810724535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table:style-name="ce13" table:formula="of:=[.F4]" office:value-type="string" office:string-value="LIS(140)" calcext:value-type="string">
            <text:p>LIS(140)</text:p>
          </table:table-cell>
          <table:table-cell table:style-name="ce18" table:formula="of:=[.M7]" office:value-type="float" office:value="81590.4361370717" calcext:value-type="float">
            <text:p>81590,4361370717</text:p>
          </table:table-cell>
          <table:table-cell table:formula="of:=[.M17]" office:value-type="float" office:value="0.878401094172485" calcext:value-type="float">
            <text:p>0,8784010942</text:p>
          </table:table-cell>
          <table:table-cell table:style-name="ce22" table:formula="of:=[.N17]" office:value-type="float" office:value="2.97481465428333" calcext:value-type="float">
            <text:p>2,9748146543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3" table:formula="of:=[.H4]" office:value-type="string" office:string-value="LIS(145)" calcext:value-type="string">
            <text:p>LIS(145)</text:p>
          </table:table-cell>
          <table:table-cell table:style-name="ce18" table:formula="of:=[.M8]" office:value-type="float" office:value="133371.797720798" calcext:value-type="float">
            <text:p>133371,797720798</text:p>
          </table:table-cell>
          <table:table-cell table:formula="of:=[.M18]" office:value-type="float" office:value="0.87639542100883" calcext:value-type="float">
            <text:p>0,876395421</text:p>
          </table:table-cell>
          <table:table-cell table:style-name="ce22" table:formula="of:=[.N18]" office:value-type="float" office:value="2.92932155797841" calcext:value-type="float">
            <text:p>2,929321558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4" table:formula="of:=[.J4]" office:value-type="string" office:string-value="LIS(150)" calcext:value-type="string">
            <text:p>LIS(150)</text:p>
          </table:table-cell>
          <table:table-cell table:style-name="ce19" table:formula="of:=[.M9]" office:value-type="float" office:value="221350.96068152" calcext:value-type="float">
            <text:p>221350,96068152</text:p>
          </table:table-cell>
          <table:table-cell table:style-name="ce19" table:formula="of:=[.M19]" office:value-type="float" office:value="0.871976780835876" calcext:value-type="float">
            <text:p>0,8719767808</text:p>
          </table:table-cell>
          <table:table-cell table:style-name="ce23" table:formula="of:=[.N19]" office:value-type="float" office:value="4.55821540635118" calcext:value-type="float">
            <text:p>4,5582154064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22:22:06.998937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7:31.206793457</meta:creation-date>
    <dc:date>2014-11-26T23:00:36.199554226</dc:date>
    <meta:editing-duration>PT17H28M58S</meta:editing-duration>
    <meta:editing-cycles>9</meta:editing-cycles>
    <meta:generator>LibreOffice/4.2.7.2$Linux_X86_64 LibreOffice_project/420m0$Build-2</meta:generator>
    <meta:document-statistic meta:table-count="3" meta:cell-count="648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9.238cm" svg:y="2.693cm" style:legend-expansion="high" chart:style-name="ch3"/>
        <chart:plot-area chart:style-name="ch4" table:cell-range-address="Fibonacci.B23:Fibonacci.B28 Fibonacci.D23:Fibonacci.E28" chart:data-source-has-labels="both" svg:x="1.263cm" svg:y="1.199cm" svg:width="7.723cm" svg:height="4.174cm">
          <chartooo:coordinate-region svg:x="2.07cm" svg:y="1.398cm" svg:width="6.345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Problem size</text:p>
            </chart:title>
            <chart:categories table:cell-range-address="Fibonacci.B24:Fibonacci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Fibonacci.D24:Fibonacci.D28" chart:label-cell-address="Fibonacci.D23:Fibonacci.D23" chart:class="chart:line">
            <chart:data-point chart:repeated="5"/>
          </chart:series>
          <chart:series chart:style-name="ch10" chart:values-cell-range-address="Fibonacci.E24:Fibonacci.E28" chart:label-cell-address="Fibonacci.E23:Fibonacci.E2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Fibonacci.D23:Fibonacci.D23</svg:desc>
                </draw:g>
              </table:table-cell>
              <table:table-cell office:value-type="string">
                <text:p>OMP_MEMO</text:p>
                <draw:g>
                  <svg:desc>Fibonacci.E23:Fibonacci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43)</text:p>
                <draw:g>
                  <svg:desc>Fibonacci.B24:Fibonacci.B28</svg:desc>
                </draw:g>
              </table:table-cell>
              <table:table-cell office:value-type="float" office:value="1.10647205045028">
                <text:p>1.10647205045028</text:p>
                <draw:g>
                  <svg:desc>Fibonacci.D24:Fibonacci.D28</svg:desc>
                </draw:g>
              </table:table-cell>
              <table:table-cell office:value-type="float" office:value="270.118776925502">
                <text:p>270.118776925502</text:p>
                <draw:g>
                  <svg:desc>Fibonacci.E24:Fibonacci.E28</svg:desc>
                </draw:g>
              </table:table-cell>
            </table:table-row>
            <table:table-row>
              <table:table-cell office:value-type="string">
                <text:p>FIB(44)</text:p>
              </table:table-cell>
              <table:table-cell office:value-type="float" office:value="1.10686992747918">
                <text:p>1.10686992747918</text:p>
              </table:table-cell>
              <table:table-cell office:value-type="float" office:value="338.208236479787">
                <text:p>338.208236479787</text:p>
              </table:table-cell>
            </table:table-row>
            <table:table-row>
              <table:table-cell office:value-type="string">
                <text:p>FIB(45)</text:p>
              </table:table-cell>
              <table:table-cell office:value-type="float" office:value="1.10775759207712">
                <text:p>1.10775759207712</text:p>
              </table:table-cell>
              <table:table-cell office:value-type="float" office:value="399.732955152955">
                <text:p>399.732955152955</text:p>
              </table:table-cell>
            </table:table-row>
            <table:table-row>
              <table:table-cell office:value-type="string">
                <text:p>FIB(46)</text:p>
              </table:table-cell>
              <table:table-cell office:value-type="float" office:value="1.1090606396092">
                <text:p>1.1090606396092</text:p>
              </table:table-cell>
              <table:table-cell office:value-type="float" office:value="566.919909396235">
                <text:p>566.919909396235</text:p>
              </table:table-cell>
            </table:table-row>
            <table:table-row>
              <table:table-cell office:value-type="string">
                <text:p>FIB(47)</text:p>
              </table:table-cell>
              <table:table-cell office:value-type="float" office:value="1.1066802731961">
                <text:p>1.1066802731961</text:p>
              </table:table-cell>
              <table:table-cell office:value-type="float" office:value="660.784123958165">
                <text:p>660.7841239581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9.238cm" svg:y="2.693cm" style:legend-expansion="high" chart:style-name="ch3"/>
        <chart:plot-area chart:style-name="ch4" table:cell-range-address="Knapsack.B23:Knapsack.B28 Knapsack.D23:Knapsack.E28" chart:data-source-has-labels="both" svg:x="1.263cm" svg:y="1.199cm" svg:width="7.723cm" svg:height="4.174cm">
          <chartooo:coordinate-region svg:x="1.911cm" svg:y="1.398cm" svg:width="6.425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Problem size</text:p>
            </chart:title>
            <chart:categories table:cell-range-address="Knapsack.B24:Knapsack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Knapsack.D24:Knapsack.D28" chart:label-cell-address="Knapsack.D23:Knapsack.D23" chart:class="chart:line">
            <chart:data-point chart:repeated="5"/>
          </chart:series>
          <chart:series chart:style-name="ch10" chart:values-cell-range-address="Knapsack.E24:Knapsack.E28" chart:label-cell-address="Knapsack.E23:Knapsack.E2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Knapsack.D23:Knapsack.D23</svg:desc>
                </draw:g>
              </table:table-cell>
              <table:table-cell office:value-type="string">
                <text:p>OMP_MEMO</text:p>
                <draw:g>
                  <svg:desc>Knapsack.E23:Knapsack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(32)</text:p>
                <draw:g>
                  <svg:desc>Knapsack.B24:Knapsack.B28</svg:desc>
                </draw:g>
              </table:table-cell>
              <table:table-cell office:value-type="float" office:value="1.0947015562021">
                <text:p>1.0947015562021</text:p>
                <draw:g>
                  <svg:desc>Knapsack.D24:Knapsack.D28</svg:desc>
                </draw:g>
              </table:table-cell>
              <table:table-cell office:value-type="float" office:value="6.35289116460793">
                <text:p>6.35289116460793</text:p>
                <draw:g>
                  <svg:desc>Knapsack.E24:Knapsack.E28</svg:desc>
                </draw:g>
              </table:table-cell>
            </table:table-row>
            <table:table-row>
              <table:table-cell office:value-type="string">
                <text:p>KNA(33)</text:p>
              </table:table-cell>
              <table:table-cell office:value-type="float" office:value="1.09455951740378">
                <text:p>1.09455951740378</text:p>
              </table:table-cell>
              <table:table-cell office:value-type="float" office:value="6.84267630714104">
                <text:p>6.84267630714104</text:p>
              </table:table-cell>
            </table:table-row>
            <table:table-row>
              <table:table-cell office:value-type="string">
                <text:p>KNA(34)</text:p>
              </table:table-cell>
              <table:table-cell office:value-type="float" office:value="1.09473098968035">
                <text:p>1.09473098968035</text:p>
              </table:table-cell>
              <table:table-cell office:value-type="float" office:value="8.3101685556502">
                <text:p>8.3101685556502</text:p>
              </table:table-cell>
            </table:table-row>
            <table:table-row>
              <table:table-cell office:value-type="string">
                <text:p>KNA(35)</text:p>
              </table:table-cell>
              <table:table-cell office:value-type="float" office:value="1.09763099338704">
                <text:p>1.09763099338704</text:p>
              </table:table-cell>
              <table:table-cell office:value-type="float" office:value="8.33371403293377">
                <text:p>8.33371403293377</text:p>
              </table:table-cell>
            </table:table-row>
            <table:table-row>
              <table:table-cell office:value-type="string">
                <text:p>KNA(36)</text:p>
              </table:table-cell>
              <table:table-cell office:value-type="float" office:value="1.09820681248663">
                <text:p>1.09820681248663</text:p>
              </table:table-cell>
              <table:table-cell office:value-type="float" office:value="7.49359678940509">
                <text:p>7.49359678940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9.238cm" svg:y="2.693cm" style:legend-expansion="high" chart:style-name="ch3"/>
        <chart:plot-area chart:style-name="ch4" table:cell-range-address="Longest_increasing_subseq.B23:Longest_increasing_subseq.B28 Longest_increasing_subseq.D23:Longest_increasing_subseq.E28" chart:data-source-has-labels="both" svg:x="1.263cm" svg:y="1.199cm" svg:width="7.723cm" svg:height="4.174cm">
          <chartooo:coordinate-region svg:x="1.911cm" svg:y="1.398cm" svg:width="6.425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Problem size</text:p>
            </chart:title>
            <chart:categories table:cell-range-address="Longest_increasing_subseq.B24:Longest_increasing_subseq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Longest_increasing_subseq.D24:Longest_increasing_subseq.D28" chart:label-cell-address="Longest_increasing_subseq.D23:Longest_increasing_subseq.D23" chart:class="chart:line">
            <chart:data-point chart:repeated="5"/>
          </chart:series>
          <chart:series chart:style-name="ch10" chart:values-cell-range-address="Longest_increasing_subseq.E24:Longest_increasing_subseq.E28" chart:label-cell-address="Longest_increasing_subseq.E23:Longest_increasing_subseq.E2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Longest_increasing_subseq.D23:Longest_increasing_subseq.D23</svg:desc>
                </draw:g>
              </table:table-cell>
              <table:table-cell office:value-type="string">
                <text:p>OMP_MEMO</text:p>
                <draw:g>
                  <svg:desc>Longest_increasing_subseq.E23:Longest_increasing_subseq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S(130)</text:p>
                <draw:g>
                  <svg:desc>Longest_increasing_subseq.B24:Longest_increasing_subseq.B28</svg:desc>
                </draw:g>
              </table:table-cell>
              <table:table-cell office:value-type="float" office:value="0.873500217850986">
                <text:p>0.873500217850986</text:p>
                <draw:g>
                  <svg:desc>Longest_increasing_subseq.D24:Longest_increasing_subseq.D28</svg:desc>
                </draw:g>
              </table:table-cell>
              <table:table-cell office:value-type="float" office:value="2.26923839507939">
                <text:p>2.26923839507939</text:p>
                <draw:g>
                  <svg:desc>Longest_increasing_subseq.E24:Longest_increasing_subseq.E28</svg:desc>
                </draw:g>
              </table:table-cell>
            </table:table-row>
            <table:table-row>
              <table:table-cell office:value-type="string">
                <text:p>LIS(135)</text:p>
              </table:table-cell>
              <table:table-cell office:value-type="float" office:value="0.873303334515137">
                <text:p>0.873303334515137</text:p>
              </table:table-cell>
              <table:table-cell office:value-type="float" office:value="4.28107245353194">
                <text:p>4.28107245353194</text:p>
              </table:table-cell>
            </table:table-row>
            <table:table-row>
              <table:table-cell office:value-type="string">
                <text:p>LIS(140)</text:p>
              </table:table-cell>
              <table:table-cell office:value-type="float" office:value="0.878401094172485">
                <text:p>0.878401094172485</text:p>
              </table:table-cell>
              <table:table-cell office:value-type="float" office:value="2.97481465428333">
                <text:p>2.97481465428333</text:p>
              </table:table-cell>
            </table:table-row>
            <table:table-row>
              <table:table-cell office:value-type="string">
                <text:p>LIS(145)</text:p>
              </table:table-cell>
              <table:table-cell office:value-type="float" office:value="0.87639542100883">
                <text:p>0.87639542100883</text:p>
              </table:table-cell>
              <table:table-cell office:value-type="float" office:value="2.92932155797841">
                <text:p>2.92932155797841</text:p>
              </table:table-cell>
            </table:table-row>
            <table:table-row>
              <table:table-cell office:value-type="string">
                <text:p>LIS(150)</text:p>
              </table:table-cell>
              <table:table-cell office:value-type="float" office:value="0.871976780835876">
                <text:p>0.871976780835876</text:p>
              </table:table-cell>
              <table:table-cell office:value-type="float" office:value="4.55821540635118">
                <text:p>4.558215406351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